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8in" style:rel-column-width="4985*"/>
    </style:style>
    <style:style style:name="Table1.B" style:family="table-column">
      <style:table-column-properties style:column-width="3.4632in" style:rel-column-width="4987*"/>
    </style:style>
    <style:style style:name="Table1.A1" style:family="table-cell">
      <style:table-cell-properties fo:padding="0in" fo:border="none" style:writing-mode="page"/>
    </style:style>
    <style:style style:name="Table1.A19" style:family="table-cell">
      <style:table-cell-properties fo:background-color="transparent" fo:padding="0in" fo:border="none" style:writing-mode="page">
        <style:background-image/>
      </style:table-cell-properties>
    </style:style>
    <style:style style:name="P1" style:family="paragraph" style:parent-style-name="Standard">
      <style:text-properties fo:language="grc" fo:country="GR" officeooo:rsid="000cac2b" officeooo:paragraph-rsid="000cac2b"/>
    </style:style>
    <style:style style:name="P2" style:family="paragraph" style:parent-style-name="Table_20_Contents">
      <style:text-properties fo:color="#c9211e" loext:opacity="100%" fo:font-weight="bold" officeooo:paragraph-rsid="000d223e" style:font-weight-asian="bold" style:font-weight-complex="bold"/>
    </style:style>
    <style:style style:name="P3" style:family="paragraph" style:parent-style-name="Standard">
      <style:text-properties officeooo:paragraph-rsid="000f3638"/>
    </style:style>
    <style:style style:name="P4" style:family="paragraph" style:parent-style-name="Standard">
      <style:text-properties officeooo:paragraph-rsid="00118751"/>
    </style:style>
    <style:style style:name="P5" style:family="paragraph" style:parent-style-name="Table_20_Contents">
      <style:text-properties officeooo:paragraph-rsid="000e33bb"/>
    </style:style>
    <style:style style:name="P6" style:family="paragraph" style:parent-style-name="Table_20_Contents">
      <style:text-properties fo:language="el" fo:country="GR" fo:font-weight="bold" officeooo:rsid="000f3638" officeooo:paragraph-rsid="000f3638" style:font-weight-asian="bold" style:font-weight-complex="bold"/>
    </style:style>
    <style:style style:name="P7" style:family="paragraph" style:parent-style-name="Table_20_Contents">
      <style:text-properties officeooo:paragraph-rsid="000f3638"/>
    </style:style>
    <style:style style:name="P8" style:family="paragraph" style:parent-style-name="Table_20_Contents">
      <style:text-properties officeooo:paragraph-rsid="000fadb8"/>
    </style:style>
    <style:style style:name="P9" style:family="paragraph" style:parent-style-name="Table_20_Contents">
      <style:text-properties officeooo:paragraph-rsid="00118751"/>
    </style:style>
    <style:style style:name="T1" style:family="text">
      <style:text-properties fo:language="el" fo:country="GR"/>
    </style:style>
    <style:style style:name="T2" style:family="text">
      <style:text-properties fo:language="el" fo:country="GR" officeooo:rsid="000e33bb"/>
    </style:style>
    <style:style style:name="T3" style:family="text">
      <style:text-properties fo:language="el" fo:country="GR" officeooo:rsid="000f3638"/>
    </style:style>
    <style:style style:name="T4" style:family="text">
      <style:text-properties fo:language="el" fo:country="GR" officeooo:rsid="001187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6">ΚΕΠΗΑΛΑΙΟΝ ΕΞΚΑΙΔΕΚΑ<text:line-break/>ΠΕΡΙ ΤΟΥ ΔΙΠΡΟΣΩΠΟΥ</text:p>
          </table:table-cell>
          <table:table-cell table:style-name="Table1.A1" office:value-type="string">
            <text:p text:style-name="P2">CHAPTER SEVENTEEN</text:p>
            <text:p text:style-name="P2">THE MAN WITH TWO FACES</text:p>
          </table:table-cell>
        </table:table-row>
        <table:table-row>
          <table:table-cell table:style-name="Table1.A1" office:value-type="string">
            <text:p text:style-name="P5">Κίουρος ἦν ἄρα.</text:p>
          </table:table-cell>
          <table:table-cell table:style-name="Table1.A1" office:value-type="string">
            <text:p text:style-name="P5">It was Quirrell.</text:p>
          </table:table-cell>
        </table:table-row>
        <table:table-row>
          <table:table-cell table:style-name="Table1.A1" office:value-type="string">
            <text:p text:style-name="P5">Ἀλλ’ ἦ καὶ σύ; ἔφη ὁ Ἅρειος κεχηνὼς ἅμα.</text:p>
          </table:table-cell>
          <table:table-cell table:style-name="Table1.A1" office:value-type="string">
            <text:p text:style-name="P5">"You!" gasped Harry.</text:p>
          </table:table-cell>
        </table:table-row>
        <table:table-row>
          <table:table-cell table:style-name="Table1.A1" office:value-type="string">
            <text:p text:style-name="P5">ὁ δέ Κίουρος κάρχαρον μειδιάσας τοῖς δέ σπασμοῖς οὐκέτι χρώμενος ἠρέμα <text:span text:style-name="T2">Ἔ</text:span>γωγε, ἔφη. οὐ γὰρ σύ, ὦ Ποτέρ, κομιδῇ ἀπροσ, δόκητος δεῦρο ἀφίκου.</text:p>
          </table:table-cell>
          <table:table-cell table:style-name="Table1.A1" office:value-type="string">
            <text:p text:style-name="P5">Quirrell smiled. His face wasn't twitching at all. Me," he said calmly. "I wondered whether I'd be meeting you here, Potter."</text:p>
          </table:table-cell>
        </table:table-row>
        <table:table-row>
          <table:table-cell table:style-name="Table1.A1" office:value-type="string">
            <text:p text:style-name="P5">Ἀλλ’ ὁ Σίναπυς, ὡς ᾠήθην -</text:p>
          </table:table-cell>
          <table:table-cell table:style-name="Table1.A1" office:value-type="string">
            <text:p text:style-name="P5">"But I thought -- Snape --"</text:p>
          </table:table-cell>
        </table:table-row>
        <table:table-row>
          <table:table-cell table:style-name="Table1.A1" office:value-type="string">
            <text:p text:style-name="P7"><text:span text:style-name="T3">Ἦ</text:span> τὸν Σεούερον λέγεις; καὶ τοῦτ’ εἶπεν ὁ Κίουρος γελῶν ἅμα, ἐκεῖνο μὲν τὸ εἰθισμένον λεπτόν τε καὶ γυναικεῖον οὐκέτ’ ἐμφθεγξάμενος, ὀξύ δέ καὶ πικρόν τι.</text:p>
          </table:table-cell>
          <table:table-cell table:style-name="Table1.A1" office:value-type="string">
            <text:p text:style-name="P5">"Severus?" Quirrell laughed, and it wasn't his usual quivering treble, either, but cold and sharp.</text:p>
          </table:table-cell>
        </table:table-row>
        <table:table-row>
          <table:table-cell table:style-name="Table1.A1" office:value-type="string">
            <text:p text:style-name="P3">Εἶκός, ἔφη. τοῦ γὰρ Σεουέρου ἐστὶ</text:p>
            <text:p text:style-name="P7">τοῦτο τὸ πρᾶγμα, ὡς φαίνεται.</text:p>
          </table:table-cell>
          <table:table-cell table:style-name="Table1.A1" office:value-type="string">
            <text:p text:style-name="P5">"Yes, Severus does seem the type, doesn't he? </text:p>
          </table:table-cell>
        </table:table-row>
        <table:table-row>
          <table:table-cell table:style-name="Table1.A1" office:value-type="string">
            <text:p text:style-name="P7">ὥστε πάνυ συνέφερεν ἐμοὶ τὸ περιπέτεσθαι ἐκεῖνον καθάπερ νυκτερὶς ὑπερμεγάλη.</text:p>
          </table:table-cell>
          <table:table-cell table:style-name="Table1.A1" office:value-type="string">
            <text:p text:style-name="P7">So useful to have him swooping around like an overgrown bat.</text:p>
          </table:table-cell>
        </table:table-row>
        <table:table-row>
          <table:table-cell table:style-name="Table1.A1" office:value-type="string">
            <text:p text:style-name="P3">ἀλλὰ γὰρ παρ’ αὐτὸν τίς ὑποπτεύοι ἂν τὸν βατταρίζοντα τοῦτον τὸν ἄθλιον,</text:p>
            <text:p text:style-name="P7">τὸν σοφιστὴν Κίουρον; καί ταῦτα λέγων προσεποιεῖτο αὖθις τὴν εἰθισμένην βαττολογίαν.</text:p>
          </table:table-cell>
          <table:table-cell table:style-name="Table1.A1" office:value-type="string">
            <text:p text:style-name="P7">Next to him, who would suspect p-p-poor, st-stuttering P-Professor Quirrell?"</text:p>
          </table:table-cell>
        </table:table-row>
        <table:table-row>
          <table:table-cell table:style-name="Table1.A1" office:value-type="string">
            <text:p text:style-name="P7">ὁ δ’ ’Άρειος οὐχ οἷός τ’ ἦν ταῦτα καταμανθάνειν<text:span text:style-name="T3">·</text:span> οὐδὲν γὰρ μετέχειν τῆς ἀληθείας ὡς δοκεῖν.</text:p>
          </table:table-cell>
          <table:table-cell table:style-name="Table1.A1" office:value-type="string">
            <text:p text:style-name="P7">Harry couldn't take it in. This couldn't be true, it couldn't.</text:p>
          </table:table-cell>
        </table:table-row>
        <table:table-row>
          <table:table-cell table:style-name="Table1.A1" office:value-type="string">
            <text:p text:style-name="P8">Ἀλλ’ ὁ Σίναπυς ἤθελεν ἀποκτεῖναί με.</text:p>
          </table:table-cell>
          <table:table-cell table:style-name="Table1.A1" office:value-type="string">
            <text:p text:style-name="P8">"But Snape tried to kill me!"</text:p>
          </table:table-cell>
        </table:table-row>
        <table:table-row>
          <table:table-cell table:style-name="Table1.A1" office:value-type="string">
            <text:p text:style-name="P8">Οὐδαμῶς. ἐγὼ μὲν οὖν ἠθέλησα.</text:p>
          </table:table-cell>
          <table:table-cell table:style-name="Table1.A1" office:value-type="string">
            <text:p text:style-name="P8">"No, no, no. I tried to kill you.</text:p>
          </table:table-cell>
        </table:table-row>
        <table:table-row>
          <table:table-cell table:style-name="Table1.A1" office:value-type="string">
            <text:p text:style-name="P9"><text:span text:style-name="T4">ἡ</text:span><text:span text:style-name="T1"> </text:span>γὰρ φίλη σου Γέρανος ε”τυχε καταβαλοῦσά με ἐν ᾧ ἔσπευδε πῦρ ἐμβαλεῖν τῷ Σινάπει ἐπὶ τοῦ ἀγῶνος ἐκείνου τοῦ ῖκαροσφαιρικῲ ὥστ’ οὐκέτ’ ἐδυνήθην ἐγὼ παρατηρεῖν σε ἀτενέσι τοῖς ὀφθαλμοῖς.</text:p>
          </table:table-cell>
          <table:table-cell table:style-name="Table1.A1" office:value-type="string">
            <text:p text:style-name="P9">Your friend Miss Granger accidentally knocked me over as she rushed to set fire to Snape at that Quidditch match. She broke my eye contact with you.</text:p>
          </table:table-cell>
        </table:table-row>
        <table:table-row>
          <table:table-cell table:style-name="Table1.A1" office:value-type="string">
            <text:p text:style-name="P9">ἐν ἀκαρεῖ γὰρ ε”σχον ἂν ἐκκροῦσαι σέ ἀπὸ τοῦ σάρου. καὶ ἤδη ἐξέκρουσα ἂν εἰμὴ ὁ Σίναπυς σώσων σε ἐπῇσε φυλακτήριόν τι.</text:p>
          </table:table-cell>
          <table:table-cell table:style-name="Table1.A1" office:value-type="string">
            <text:p text:style-name="P9">Another few seconds and I'd have got you off that broom. I'd have managed it before then if Snape hadn't been muttering a countercurse, trying to save you."</text:p>
          </table:table-cell>
        </table:table-row>
        <table:table-row>
          <table:table-cell table:style-name="Table1.A1" office:value-type="string">
            <text:p text:style-name="P9">Καὶ δῆτα λέγεις ὅτι ἐκεῖνος σῶσαί με ἐπεχείρει;</text:p>
          </table:table-cell>
          <table:table-cell table:style-name="Table1.A1" office:value-type="string">
            <text:p text:style-name="P9">"Snape was trying to save me?"</text:p>
          </table:table-cell>
        </table:table-row>
        <table:table-row>
          <table:table-cell table:style-name="Table1.A1" office:value-type="string">
            <text:p text:style-name="P9">Πάνυ γε. ὡς πρὸς τί μάλ’ ἐβουλήθη, πῶς δοκεῖς, βραβεύειν ἐν τῷ ἐπιγιγνομένῳ ἀγῶνι τῴ <text:span text:style-name="T4">ἰ</text:span>καροσφαιρικῲ; </text:p>
          </table:table-cell>
          <table:table-cell table:style-name="Table1.A1" office:value-type="string">
            <text:p text:style-name="P9">"Of course," said Quirrell coolly. "Why do you think he wanted to referee your next match?”</text:p>
          </table:table-cell>
        </table:table-row>
        <table:table-row>
          <table:table-cell table:style-name="Table1.A1" office:value-type="string">
            <text:p text:style-name="P9">ἀλλ’ ὅπως μὴ ἐγὼ ταῦτὰ πάλιν αὖ πειραθῶ δήπου.</text:p>
          </table:table-cell>
          <table:table-cell table:style-name="Table1.A1" office:value-type="string">
            <text:p text:style-name="P9">“He was trying to make sure I didn't do it again.”</text:p>
          </table:table-cell>
        </table:table-row>
        <table:table-row>
          <table:table-cell table:style-name="Table1.A1" office:value-type="string">
            <text:p text:style-name="P9">ἐμβροντησία. οὐ γὰρ ἐξῆν ἐμοὶ οὐδὲν ποιῆσαι θεωροῦντος τοῦ Διμπλοδώρου.</text:p>
          </table:table-cell>
          <table:table-cell table:style-name="Table1.A1" office:value-type="string">
            <text:p text:style-name="P9">“Funny, really... he needn't have bothered. I couldn't do anything with Dumbledore watching.”</text:p>
          </table:table-cell>
        </table:table-row>
        <table:table-row>
          <table:table-cell table:style-name="Table1.A19" office:value-type="string">
            <text:p text:style-name="P4">καὶ πάντες ο<text:span text:style-name="T4">ἱ</text:span> ἄλλοι σοφισταὶ ἐδόξαζον αὐτὸν ἐν νῷ ἔχειν κωλῦσαι τούς Γρυφινδώρους νικῆσαι. καὶ δὴ ἀπήχθετο τοῖς πολλοῖς, περιττὰ πράξας. ἐγὼ μέντοι ἀποκτενῶ σε τῇδε τῇ νυκτί.</text:p>
          </table:table-cell>
          <table:table-cell table:style-name="Table1.A19" office:value-type="string">
            <text:p text:style-name="P9">“All the other teachers thought Snape was trying to stop Gryffindor from winning, he did make himself unpopular... and what a waste of time, when after all that, I'm going to kill you tonight."</text:p>
          </table:table-cell>
        </table:table-row>
        <table:table-row>
          <table:table-cell table:style-name="Table1.A1" office:value-type="string">
            <text:p text:style-name="P9">καὶ δακτύλοις κροτήσαντος τοῦ Κιούρου, πείσματα οὐδαμόθεν γενόμενα βιαίως κατέδησε τὸν <text:span text:style-name="T4">Ἅ</text:span>ρειον.</text:p>
          </table:table-cell>
          <table:table-cell table:style-name="Table1.A1" office:value-type="string">
            <text:p text:style-name="P9">Quirrell snapped his fingers. Ropes sprang out of thin air and wrapped themselves tightly around Harry.</text:p>
          </table:table-cell>
        </table:table-row>
        <table:table-row>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row>
        <text:soft-page-break/>
        <table:table-row>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Table_20_Contents"><text:s text:c="3"/></text:p>
            <text:p text:style-name="Table_20_Contents"><text:span text:style-name="T1"><text:s/></text:span><text:s text:c="8"/>Πολυπραγμονέστερος εῖ σύ, ὠ Ποτέρ, ἣ ὥστε φῶς ὁρᾶν. ὅτε γὰρ ἐν τοῖς νεκυσίοις τὸ φρούριον οὕτω περιέτρεχες ἐξερευνήσων τὸ τὴν</text:p>
            <text:p text:style-name="Table_20_Contents">λίθον φυλάττον, ἐξῆν σοι καθ’ ὅσον συνῄδη ἐμαυτῷ τόθ’ ἑωρακέναι με ἐπανιόντα.</text:p>
            <text:p text:style-name="Table_20_Contents">Ἠ καὶ σύ γε τὸν Τρωγλοδύτην εἶσήγαγες,·</text:p>
            <text:p text:style-name="Table_20_Contents">’Έγωγέ σοφιστὴς γὰρ εὐφυής εἰμι πρὸς τοὺς Τρωγλοδύτας. εἶδες γάρ που ὅπως ἄρτι ἐχρησάμην ἐκείνῳ τῷ ἐν τῷ θαλάμῳ; ἀλλὰ κακῇ τύχῃ ἕως οῖ ἄλλοι πάντες περιέτρεχον ζητοῦντες αὐτόν,</text:p>
            <text:p text:style-name="Table_20_Contents">ὁ Σίναπυς ἤδη ὑποπτεύων ἐμὲ ὡρμήθη εὐθὺς εἰς τὸ τρίστεγον ὡς φθησόμενός με. οὐχ ὅπως ὁ ἐμὸς Τρωγλοδύτης ἀπετυμπάνισε σέ, ἀλλ’ οὐδ’ ὁ κύων ὁ τρικάρηνος ἐπιτυχὴς ἐγένετο ἆποδάκνων εἷς</text:p>
            <text:p text:style-name="Table_20_Contents">καιρὸν τὸ Σινάπεως σκέλος. <text:s/>ἀλλ’ ἠρέμησον, ὦ Ποτέρ, αὐτοῦ μένων ἐν ᾧ ἐξετάζω τοῦτο τὸ</text:p>
            <text:p text:style-name="Table_20_Contents">κάτοπτρον· ἀξιόλογον γάρ ἐστιν. καὶ τότε ὁ”Αρειος ἐγνώρισε τὸ ὄπισθεν τοῦ Κιούρου ἱδρυμένον ὅ τι</text:p>
            <text:p text:style-name="Table_20_Contents">τυγχάνει ὅν. ἦν γὰρ τὸ ἔσοπτρον τοῦ ναιμύθιπε.</text:p>
            <text:p text:style-name="Table_20_Contents">ὁ δέ Κίουρος ἁπτόμενος τοῦ περὶ αὐτὸ ξυλίνου Τοῦτο δὴ τὸ κάτοπτρον, ἔφη, ἀφορμὴν παρέχει τῴ ἐπιθυμοῦντι εὑρεῖν τὴν λίθον. τοῦ γάρ τοι Διμπλοδώρου ἐστὶ τὸ τοιοῦτο δηλαδή. οὖ μὴν ἀλλ’</text:p>
            <text:p text:style-name="Table_20_Contents">ἀπόντος τούτου Λονδίνονδε, φθήσομαι τὸν νόστον ἤδη μακρὰν ἀποδημήσας, τῷ εΑρείῳ μέντοι ἔδοξε πράττειν ὅπως ἐκεῖνος λάλος διατελῶν οὐχ οἶός τ’ ἔσται τὸν νοῦν εἰς τὰ τοῦ κατόπτρου προσέχειν. </text:p>
            <text:p text:style-name="Table_20_Contents">Εἶδον σέ, ἔφη, καί τὸν Σίναπυν ἐν τῇ ὕλῃ -</text:p>
            <text:p text:style-name="Table_20_Contents">Τί μήν; εἶπεν ὁ Κίουρος ἀτεχνῶς μεταξὺ εἷς τοῦπισθεν τοῦ κατόπτρου βαδίζων, Ἐξίχνευε γὰρ θέλων μαθεῖν ὅ τι καὶ ἔγνωκα ἤδη. ἀπ’ ἀρχῆς γὰρ ὑποπτεύσας τότε δὴ ἐπειρᾶτο ἐκφοβεῖν ἐμέ</text:p>
            <text:p text:style-name="Table_20_Contents">καίπερ ἄπορον ὂν αὐτοῦ τοῦ κυρίου Φολιδομορτοῦ προστατοῦντος ἐμοῦ. <text:s/>καί πάλιν ἐλθὼν ἀπὸ τοῦ ὀπίσω ἀτενὲς ἐδεδόρκετο εἰς τὸ κάτοπτρον.</text:p>
            <text:p text:style-name="Table_20_Contents">Τὴν λίθον ὁρῶ, ἔφη. δίδωμι δ’ αὐτὴν τῷ κυρίῳ. ἀλλὰ ποῦ ἐστίν,· </text:p>
            <text:p text:style-name="Table_20_Contents">καί ὁ ’Άρειος παλαίων ε”τι τοῖς δεσμοῖς οὐχ οἷός τ’ ἦν ἐκφυγεῖν. Καὶ μὴν ἔδει κωλῦσαι τὸν Κίουρον μὴ ὅλος εἶναι περὶ τοῦ κατόπτρου. <text:s/>Ἀλλ’ ὁ Σίναπυς ἐφαίνετο ἀεὶ εἷς τόσον δυσχεραίνων κατ’ ἐμοῦ.</text:p>
            <text:p text:style-name="Table_20_Contents"><text:s/>Δυσχεραίνει δή, ἦ δ’ ὂς ὁ Κίουρος, (Ηρακλέους <text:soft-page-break/>ἔχθραν τινὰ ἔχων. οὔκουν ἐκείνῳ ξυνῄδησθα συμμαθητῇ γεγενημένῳ τοῦ σοῦ 236 ΑΡΕΙΟΣ ΠοΤΗΡ πατρός; ἐμίσουν γὰρ ἀλλήλους. ἀλλ’ οὖν νεκρόν γε οὐκ ἐβούλετο ποιῆσαί σε.</text:p>
            <text:p text:style-name="Table_20_Contents">Ἀλλα νεωστὶ σοῦ κλαίοντος ἀκούσας ἐδόξασα ἐκεῖνον ἀπειλη- τικὸν γενέσθαι.</text:p>
            <text:p text:style-name="Table_20_Contents">καὶ πρῶτον ὁ Κίουρος ἐδόκει φοβεῖσθαί τι,</text:p>
            <text:p text:style-name="Table_20_Contents">Ἑνίοτε, ἔφη, χαλεπόν ἐστί μοι ποιῆσαι τὰ τῷ κυρίῳ προστεταγμένα. οὗτος μὲν γὰρ μάγος πέφυκε μέγας, ἐγὼ δέ ἀσθενής -ὁ δ’(Άρειος χάσκων τι Καὶ δὴ λέγεις, ἔφη, ὅτι ἐκεῖνος σοὶ συνῆν ἐν τῷ διδασκαλείῳ,· Ξύνεστι γάρ μοι ὅποι ἂν ἔλθω, περινοστῶν γάρ ποτε τὰ τῆς οἰκουμένης συνέτυχον αὐτῷ νεανίσκος τ’ ὢν εὐήθης καὶ ἄλλως τε</text:p>
            <text:p text:style-name="Table_20_Contents">γελοῖος γενόμενος καὶ ὡς πολλὰ σπουδάζων περὶ τὸ δίκαιον καί τὸ ἄδικον. ὁ δέ κύριος Φολιδομορτὸς εὖ ἐδίδαξέ με ἀποφαίνων ὡς</text:p>
            <text:p text:style-name="Table_20_Contents">οὐδὲν ἄρ’ ὑγιὲς φρονοίην. Σκοπεῖσθαι δέ, ἔφη, ὦ εὐηθέστατε Κίουρε, οὑτωσὶ χρή· οὐχ ὅτι οἶ μὲν δικαιοσύνης ἅπτονται οἱ δέ ἀδικίας, μᾶλλον δέ οἱ μέν τοῦ κρείττονας γενέσθαι ὀρέγονται, οἶ δέ</text:p>
            <text:p text:style-name="Table_20_Contents">ἀσθενέστεροι πεφύκασιν ἢ ὥστε καί ἐπιθυμεῖν τοῦ τοιούτου. καὶ ἐξ ἐκείνου τοῦ χρόνου πιστὸς ἦν ἀεὶ ὑπηρέτης αὐτῷ, οὗ μὴν ἀλλὰ πολλὰ λυπήσαντα ε”δει με δίκας διδόναι αὐτῷ πολλάς - καί ἐξαίφνης</text:p>
            <text:p text:style-name="Table_20_Contents">ἔφριξε λέγων - οὐ γὰρ ῥᾳδίως συγγιγνώσκει ἐκεῖνος τοῖς ἡμαρ-τηκόσι· καὶ μάλιστ’ ἐμοὶ ἠγανάκτησε σφαλέντι τοῦ μὴ κλέψαι τὴν</text:p>
            <text:p text:style-name="Table_20_Contents">λίθον ἐκ Γριγγώτου. ὥστε τιμωρίαις μετῆλθέ με ἔδοξε γὰρ αὐτῷ ἀκριβέστερον ἐπιτηρεῖν με</text:p>
            <text:p text:style-name="Table_20_Contents">καῖ οὗτος μὲν κατὰ μικρὸν ἐσιώπα* ὁ δ’ ’Άρειος ἐμνημό- νευε τὰ τοῦ Στενωποῦ Διάγοντος. πῶς γὰρ οὕτω γενέσθαι ἀνόητος, αὐτόπτης γὰρ ι’δὼν τότε τὸν Κίουρον δεξιώσασθαι ἐν τῷ Λέβητι Διαβρόχῳ.</text:p>
            <text:p text:style-name="Table_20_Contents">ὁ δ’ ἠρέμα ἀρὰς ἠρᾶτο. Οὐ γὰρ ξυνίημι τοῦτο· ἦ καὶ ἐντὸς τοῦ κατόπτρου που τὴν λίθον εὑρήσομαι; ἦ διαρρῆξαι χρὴ αὐτό; ὁ δ”Ἁρειος ἀγχίνους ὢν πρὸς τὰ γεγενημένα οὕτω γνώμης εἶχεν ὥστε μάλιστα πάντων ἐπεθύμει φθάσαι τὸν Κίουρον εὑρὼν τὴν λίθον. καὶ εἶς ἑαυτὸν λέγων Βλέπων γάρ, ἔφη, εἷς τὸ κάτοπτρον εὖ οἶδα ἐμαυτὸν εὑρίσκοντα αὐτήν. καί οὕτω καὶτοῦτο ὅπου κέκρυπται δηλαδή. ἀλλὰ πῶς ε”στι μοι βλέψαι πρὸς αὐτό, τοῦ Κιούρου ἀγνοοῦντος τί ποιῶ;</text:p>
            <text:p text:style-name="Table_20_Contents">καὶ ἤθελε μὲν κινεῖσθαι πρὸς ἀριστερὰν ὡς λήσων ἐκεῖνον εἷς τοῦμπροσθεν τοῦ κατόπτρου μεθιστάμενος, ἐσφάλη δέ τῆς ἐλπίδος</text:p>
            <text:p text:style-name="Table_20_Contents">τῶν δεσμῶν εἷς τόσον ἐπιτεταμένων. καί καταπεσὼν ε”λαθε τὸν Κίουρον ε”τι εἷς ἑαυτὸν <text:soft-page-break/>λαλοῦντα. ΠΕΡΙ Τογ ΔιΠΡοΣΩΠογ 237</text:p>
            <text:p text:style-name="Table_20_Contents"><text:s/>Ποίαν τόδε τὸ κάτοπτρον ε”χει δύναμιν; τί μηχανητέον; ὠφέλησον ἐμέ, ὦ κύριε.</text:p>
            <text:p text:style-name="Table_20_Contents">καὶ φωνήν τινα ἄλλην ἤκουσεν ὁ ’Ἁρειος ἅμα ἐκπλαγεὶς ἀποκρινομένην, φωνήσαντος ὡς εἰκάσαι αὐτοῦ τοῦ Κιούρου. </text:p>
            <text:p text:style-name="Table_20_Contents">Κέχρησο τῷ παιδί κέχρησο τῷ παιδί. καὶ ὁ Κίουρος μεταστρεψάμενος πρὸς τὸν ”Ἀρειον Χρήσομαί γε.</text:p>
            <text:p text:style-name="Table_20_Contents">οὗτος, ὦ Ποτέρ, δεῦρο. καί χερσὶ κροτήσαντος τοῦ Κιούρου, τὰ πείσματα χαμᾶζε ἔπεσε. λυθεὶς δέ ὁ ”Αρειος βραδέως ἀνέστη. ἀλλ’ ἐκεῖνος μάλ’ αὖθις Δεῦρο, ἔφη. εἷς τὸ κάτοπτρον βλέψας</text:p>
            <text:p text:style-name="Table_20_Contents">εἶπέ μοι τί ὁρᾷς. <text:s/>ὁ δέ ’Άρειος ἐβάδιζε πρὸς αὐτόν, ποικίλα ἅμα ἐννοῶν. Δεῖ τρέπεσθαι ἐπὶ ψευδῆ ὁδόν. βλέψαντα γὰρ δεῖ με ψεύσασθαι, μίας δὴ ταύτης λειπομένης ὁδοῦ. <text:s/>κατόπιν δέ προσελθόντος ἐκείνου, εἵλκυσεν ὀσμήν τινα καινὴν ἀπὸ τῆς Κιούρου μίτρας ὡς δοκεῖν πνέουσαν. καὶ ὄμμασι μεμυκ-όσιν ἦλθε πάροιθε τοῦ κατόπτρου.</text:p>
            <text:p text:style-name="Table_20_Contents">τοὺς δ’ ὀφθαλμοὺς πάλιν ἀναπετάσας τὴν ἑαυτοῦ σκιὰν ἑώρα πρῶτον μὲν ὕπωχρον καὶ περίφοβον δοκοῦσαν, μετ’ ὀλίγου δέ μει- διῶσαν πρὸς αὐτόν. καὶ ἡ σκιὰ δεξιὰν εἷς θυλάκιον θεῖσα ἐξείλκυσε</text:p>
            <text:p text:style-name="Table_20_Contents">λίθον τινά αἶματοῦσσαν. σκαρδαμύξασα δ’ εἷς θυλάκιον ἀπέθηκε. καὶ ἐν ᾧ τοῦτ’ ἐποίει, ὁ ’Άρειος ἅμα τῷ ὄντι ᾔσθετό τινος - βαρὺ γὰρ ἦν - εἷς τὸ ἑαυτοῦ θυλάκιον πίπτοντος. τῇ γὰρ λίθῳ, τὸ ἀπιστ-</text:p>
            <text:p text:style-name="Table_20_Contents">ότατον, οὐκ οἶδ’ ὅπως ἐκέχρητο. ἐκεῖνος δέ πικρῶς Εἶὲν, ἔφη. τί ὁρᾷς,-’Άρειος δέ ξυστείλας ἑαυτόν Ὁρῶ γ’ ἐμαυτόν, ε”φη ψευδόμενος, δεξιούμενον τὸν Διμπλόδωρον. φέρομαι γὰρ τὴν Φιάλην τὴν Οἰκείαν ὑπὲρ τῶν Γρυφινδώρων. ἀρὰς δέ πάλιν αὖ ἠράσατο ὁ Κίουρος. ’Άναγε σεαυτὸν ἐκ τοῦ μέσου. ἀπιὼν δ’ ἐκποδὼν ὁ ’Άρειος ᾔσθετο τῆς τοῦ φιλοσόφου λίθου παρὰ τῷ μηρῷ κειμένης. ἆρα ἀποδράμῃ τολμήσας;</text:p>
            <text:p text:style-name="Table_20_Contents">ἀλλ’ οὐ μακρὰν κεχώρηκε καὶ ἐφθέγξατό τις ὀξείᾳ τῇ φωνῇ, τοῦ Κιούρου τὰ χείλη οὗ κινοῦντος.</text:p>
            <text:p text:style-name="Table_20_Contents">Ψεύδεται ψεύδεται. καὶ ὁ Κίουρος κεκραγώς Οὗτος, ἔφη, δεῦρο, τοῦμπαλιν. ἀλήθευσον δή. τί ἄρτι εἶδες,’ ἡ δ’ ὀξεῖα φωνὴ αὖθις ’Έα με προσειπεῖν κατὰ στόμα αὐτοῦ. Ὦ κύριε, ἀλλ’ ἀσθενέστερος εἴ Σθένω γοῦν τοσόνδε</text:p>
            <text:p text:style-name="Table_20_Contents">238 ΑΡΕῙΟΣ Πο ΤΗΡ ὁ δ’ ’Άρειος ἀκίνητος εἱστήκει γῆθεν ἐρριζωμένος ὥσπερ τῷ</text:p>
            <text:p text:style-name="Table_20_Contents">Πλουτῶνος Θήρατρῳ καταδεδεμένος. περιδεὴς δέ θεᾶται τὸν Κίουρον ἕως χεῖρα πρὸς κεφαλὴν ἐπιθεὶς τὴν μίτραν ἀνελίττει. ἀλλὰ</text:p>
            <text:p text:style-name="Table_20_Contents">τί δαὶ γίγνεται; τῆς δέ μίτρας ἀποπεσούσης, τὸ <text:soft-page-break/>Κιούρου πρόσωπον σμικρὸν ἐδόκει θαυμαστῶς ὡς. καὶ ἔπειτα τὸν τράχηλον περιάγων μεταστρέφεται.</text:p>
            <text:p text:style-name="Table_20_Contents">’Άρειος δ’ ὀξύτατα ἐκέκραγεν ἂν εἰμὴ ἄφωνος ἐγένετο. ἐκεῖ γὰρ ὅπου οὐδέν ὤφελες ι’δεῖν εἶ μὴ αὐτὴν τὴν κεφαλὴν τὴν κατὰ νῶτον, πρόσωπον ἦν ι’δεῖν, πρόσωπον δὴ δεινότατον πάντων ὅσα ἑωράκει ποτὲ ὁ “Αρειος. γύψου γὰρ ἦν λευκότερον τὸ εἶδος, γοργὸν δέ ὀφθαλμοῖς κοκκίνοις. ἀντὶ δέ ῥινῶν παρεῖχε τμήματα σμικρὰ καθάπερ δράκων.</text:p>
            <text:p text:style-name="Table_20_Contents">καί σισυρίζων “Ἀρειος, ἔφη, Ποτήρ. ὁ δ’ Ἅρειος ἤθελε μέν ἀνακρούσασθαι ἐπὶ πρύμνην, κινεῖσθαι δ’ οὐκ ἐδυνήθη. καὶ τὸ πρόσωπον Ἰδού, ἔφη. οἵαν δὴ οἵαν μετάστασιν δέδορκας. σκιὰ γὰρ γενόμενος καί ὁμίχλη σχῆμα οὗ παρέχω εἰμὴ σώματος ἀλλοτρίου ἔξεστί μοι κοινωνεῖν. ἀλλ’ ὑπάρχουσιν ἀεὶ οἱ τοιοῦτοι προσδέξασθαί με εἷς τὴν ψυχὴν βουλόμενοι. καί τὸ αἷμα τὸ τοῦ μονοκέρω ἵππου νεωστὶ δεξάμενος πάνυ ἐρρώμην· κατεῖδες γὰρ</text:p>
            <text:p text:style-name="Table_20_Contents">τὸν βέλτιστον Κίουρον ὑπέρ ἐμοῦ πίνοντα ἐν τῇ ὕλῃ. Κεκτημένος δέ τὸ τῆς ζωῆς φάρμακον, δυνήσομαι ἴδιον ποιεῖσθαι σῶμα λοιπόν τί οὗ δώσεις μοι τὴν ἐν τῴ θυλακίῳ λίθον, ε”γνωκε γάρ. ἐξαίφνης δ’ αὖ αἴσθησιν ἔχων τῶν σκελῶν πρὸς</text:p>
            <text:p text:style-name="Table_20_Contents">τούπίσω ἐκαλινδεῖτο. Οὐ σωφρονήσεις; σεσηρότως εἶπε τὸ πρόσωπον. ἄμεινον γὰρ σοὶ ἐκσώσαντι τὴν ψυχὴν συμμαχεῖν ἐμοί ἢν δέ μή, ταῦτὰ πείσῃ τοῖς</text:p>
            <text:p text:style-name="Table_20_Contents">τοκεῦσιν οἵτινες ἀπέθανον παριέμενοι. ’Άρειος δέ ἐξαίφνης ἀναβοῶν Ψεύδει σύ, ἔφη μεγάλῃ τῇ φωνῇ. καὶ τοῦ Κιούρου πρὸς αὐτὸν ἀνακρουομένου, ὁ Φολιδομορτὸς ε”τι</text:p>
            <text:p text:style-name="Table_20_Contents">ἐφορᾶν ἐδύνατο. ἀλλὰ νῦν δὴ τὸ πρόσωπον ὠμὸν ἐμειδία τι. Βαβαῖ τοῦ παππασμοῦ. τὴν γὰρ ἀνδρείαν ἀεὶ περὶ πολλοῦ πε- ποίημαι’ καὶ τοὺς τοκέας σοῦ ὁμολογῶ ἀνδρείους δὴ γενέσθαι. τὸν</text:p>
            <text:p text:style-name="Table_20_Contents">μὲν γὰρ πατέρα πρῶτον ἀπέκτεινα ἀνδρείως ἀνταγωνισάμενον, τὴν δέ μητέρα οὐκ ἂν ἔδει τεθνάναι εἶ μὴ ἐπεχείρει σῶσαι σέ ἀλλὰ δός</text:p>
            <text:p text:style-name="Table_20_Contents">μοι τὴν λίθον δῆτα, ἢν μὴ δοκεῖ σοί ἐκείνη καλῶς πρᾶξαι μάτην τεθνηκυῖα. ’Ἀρειον δέ Οὐδαμῶς, βοῶντα, ἀναπηδῶντα δέ πρὸς τὴν θύραν τὴν</text:p>
            <text:p text:style-name="Table_20_Contents">φλογοειδῆ ἐκεῖνος ἔφθασεν ὀξὺ κραυγάσας Λαβέ αὐτόν. καὶ ἐν ἀκαρεῖ συνῄδει ὁ ’Ἄρειος τῷ Κιούρῳ λαβομένω οἱ τοῦ καρποῦ. καὶ εὐθὺς τὸ ΠΕΡΙ ΤοΥΔΙΠΡοΣΩΠογ 239 μέτωπον σφόδρα περιωδύνει, ἅμα μὲν δακνούσης τῆς οὐλῆς ὥσπερ</text:p>
            <text:p text:style-name="Table_20_Contents">βελόναις τετρυπημένης, ἅμα δέ μελλούσης τῆς κεφαλῆς δίχα σχισθήσεσθαι ὡς δοκεῖν. κεκραγὼς δ’ ὅμως καὶ παντὶ σθένει ὁρμώμενος ἀνταγωνίζεται τῷ Κιούρῳ. κᾶπειτα πρᾶγμα πάνυ ἀπροσδόκητον <text:soft-page-break/>ἦν ἰδεῖν. οὗτος γὰρ μεθίησι τὸν ’Ἀρειον ὁ δὲ</text:p>
            <text:p text:style-name="Table_20_Contents">συνειδὼς ἧττον τὴν κεφαλὴν ὠδίνων περισκόπει τεταραγμένῃ τῇ ὄψει ῶς οὐκέθ’ ὁρῶν τὸν Κίουρον ἀφανισθέντα δή. τὸν δ’ ὁρᾷ δι’ ἀλγηδόνα ὀκλάζοντα καί εἷς τοὺς δακτύλους ἀτενέσι τοῖς ὀφθαλμοῖς ἀποβλέποντα τούς ἤδη φλυκταίναις ἐξανθοῦντας. τοῦ δέ Φολιδομορτοῦ αὖθις αὖ Λαβέ λαβέ φθεγξαμένου, ὁ Κίουρος προσπτάμενος κατέβαλε τὸν ’Ἀρειον πρηνὴς ἐπ’ αὐτὸν πεσὼν καὶ ταῖν χεροῖν σφίγγων τὸν τράχηλον αὐτοῦ. καίτοι</text:p>
            <text:p text:style-name="Table_20_Contents">κραυγάζει τέως δῆλον ὅτι περιώδυνος γεγώς.</text:p>
            <text:p text:style-name="Table_20_Contents">ἦὨ κύριε, οῦ δύναμαι ἔχεσθαι αὐτοῦ. οἴμοι τῶν χερῶν, οἷα πάσχω. οὗτος δέ καίπερ τοῖς γόνασι χαμαὶ πιέζων ε”τι τὸν ’Άρειον, τόν γε τράχηλον μεθεὶς μετ’ ἀπορίας εἰς τὰς ἑαυτοῦ χεῖρας ἀτενίζει·</text:p>
            <text:p text:style-name="Table_20_Contents">ταύτας δέ ’Άρειος εἶδεν ὥσπερ ὀπτημένας ἢ δεδαρμένας καὶ ἐρυθρὰς δὴ γενομένας καί ξεστάς.</text:p>
            <text:p text:style-name="Table_20_Contents">Φόνευε δῆτα, ῶμβρόντητε, καῖ τελευτὴν δὸς αὐτῷ.</text:p>
            <text:p text:style-name="Table_20_Contents">καὶ ὁ μὲν Κίουρος τὴν δεξιὰν ἀνεῖχεν ὡς ἀρὰν ἀρασάμενος θαν-άσιμον, ὁ δ’ ’Άρειος ἀπὸ τοῦ αὐτομάτου χεῖρα προτείνας τοῦ Κιούρου προσώπου ἐλάβετο - Ὀττοτοτοτοτοῖ.</text:p>
            <text:p text:style-name="Table_20_Contents">καὶ καλινδούμενος ὁ Κίουρος λυπηρῶς ἀπηλλάγη τοῦ Ἁρείου, φλυκταίναις καὶ τὸ πρόσωπον παρέχων δεδηγμένον πολλαῖς. καὶ τότε ’Άρειος ἐπίσταται ὅτι ἐκείνῳ ἦν φόβος θιγεῖν τοῦ δέρματος αὐτοῦ</text:p>
            <text:p text:style-name="Table_20_Contents">μὴ στυγνὸν δὴ οἰμώξῃ. εἷ οῦν συνεχῶς λάβοιτο τὸν Κίουρον, ἴσως τοσοῦτο λυπήσειν ἐκεῖνον ὥστε μὴ ἀρὰν ἅρασθαι λυπούμενον. ἀναπηδήσας οὖν τὸν Κίουρον τοῦ βραχίονος λαβὼν ἀπρὶξ εἴχετο.</text:p>
            <text:p text:style-name="Table_20_Contents">ὁ δέ μέγα κεκραγὼς ἐπειράθη ἀπῶσαι τὸν ’Ἀρειον ὁ δέ συνῄδει ἑαυτῷ κάκιον ἤδη πάσχοντι τὴν κεφαλήψ ι’δεῖν μὲν γὰρ οὐκέτ’ ἐδύνατο, ἤκουσε δέ τοῦ τε Κιούρου κωκυτῷ καὶ οἰμωγῇ ὀρθιάζον-</text:p>
            <text:p text:style-name="Table_20_Contents">τος καὶ τοῦ Φολιδομορτοῦ τέως Παῖ δή, παῖ δή φωνοῦντος καὶ δὴ καὶ ἄλλων τινων λεγόντων ’Άρειε, ’Άρειέ τούτους δ’ οὐκ ᾔδει εἴ γ’ ἄρα ἐντός πως ἑαυτοῦ λέγουσιν. ξυνῄδει δ’ οὖν ἑαυτῷ πάντων ἡμαρτηκότι· τὸν γὰρ Κιούρου βραχίονα ἐκ τῶν χερῶν αὐτοῦ ἀφείλκυσέ τις· κᾶπειτα εἰς σκότον</text:p>
            <text:p text:style-name="Table_20_Contents">κατέβαινεν, ὡς ἐδόκει, κάτω καί ε”τι κατωτέρω.</text:p>
            <text:p text:style-name="Table_20_Contents">&gt;κ</text:p>
            <text:p text:style-name="Table_20_Contents">240 ΑΡΕΙοΣ Πο ΤΗΡ</text:p>
            <text:p text:style-name="Table_20_Contents">χρυσοῦν τι τοίνυν εἶδεν ὑπὲρ τῆς κεφαλῆς στίλβον. ἄλλο τι ἢ τὸ φθαστέον,- ἀλλὰ οἱ βραχίονες ὡς ἐφαίνετο βαρύτεροι ἦσαν ἢ ὥστε λαβεῖν αὐτό.</text:p>
            <text:p text:style-name="Table_20_Contents">σκαρδαμύξας δέ τοῦτ’ ἐνενόησε φθαστέον μὲν οὐκ εἶναι, δίοπτρα δέ, ἄτοπον θέαμα. σκαρδαμύξας δ’ αὖθις μειδιῶντος ἐγνώριζε τοῦ Διμπλοδώρου.</text:p>
            <text:p text:style-name="Table_20_Contents"><text:soft-page-break/>Χαῖρε, ἔφη, ὦ ’Άρειέ ὁ δέ διὰ μικροῦ ἀτενίσας ἐμέμνητό τι. 9Ω σοφιστά, ἔφη. Τὴν λίθον λέγω. αἴτιος ὁ Κίουρος. τὴν γὰρ λίθον ἔχει. ὦ σοφιστά, ὡς τάχιστα - Σὺ δ’ ἡσύχαζε, ὧ παῖ, ἔφη ὁ Διμπλόδωρος. ἕωλα γὰρ δοκεῖς λέγειν. ὁ γὰρ Κίουρος οὐκ ε”χει τὴν λίθον. Τίς δῆτα; ὧ σοφιστά, ἐγώ -Κάτεχε σεαυτὸν ὅπως μὴ ἡ Πομφόλυξ ἐκβάλῃ με. ὁ δ’ ’Άρειος τὴν μὲν ὀργὴν παρείμενος περισκοπῶν δέ τὰ παρόντα συνῄδει ἑαυτῷ δῆλον ὅτι ἐν τῷ νοσοκομείῳ ὤν. ε”κειτο γὰρ</text:p>
            <text:p text:style-name="Table_20_Contents">ἐν κλίνῃ ὀθόναις λευκαῖς ἐστρωμένῃ, καὶ παρ’ αὐτῷ τράπεζα ἦν σεσωρευμένη παντοδαποῖς ὡς εἰκάσαι τοῖς ἀπὸ γλυκυπωλείου νωγάλοις.</text:p>
            <text:p text:style-name="Table_20_Contents">καὶ ὁ Διμπλόδωρος μειδιῶν ε”τι Δῶρα γὰρ τάδε, ἔφη, ἀπὸ τῶν ἑταίρων καὶ παρομαρτούντων. ἀλλὰ τὸ διαλέγεσθαι περὶ τὰ ἐν τοῖς ὑπογείοις σοι καὶ τῷ σοφιστῇ Κιούρῳ γεγενημένα ἀπόρρητον μέν</text:p>
            <text:p text:style-name="Table_20_Contents">ἐστιν ἀμέλει· ἴσασι δέ πάντες. τοῖς γὰρ ἑταίροις σου Φερεδίκῷ καὶ Γεωργῷ μέμφομαι τὸ θᾶκον ἐξ ἀποπάτου σοι πέμπειν. ἤθελον γὰρ δήπου γελοῖόν τι παρασχεῖν σοι. ἡ δέ Πομφόλυξ νομίσασα χρῆμα</text:p>
            <text:p text:style-name="Table_20_Contents">οὐχ ὑγιὲς εἶναι ἀφεῖλεν. Πόσον χρόνον ἐνθάδε ἤδη διατρίβω, Ἡμέρας τρεῖς. ὁ γοῦν Ῥόναλδος Εὐισήλιος καὶ ἡ Γέρανος μάλισθ’ ἡσθήσονται ἀναπνεύσαντος σοῦ τοῦ πόνου, πολλὰ</text:p>
            <text:p text:style-name="Table_20_Contents">βεβαρυμμένοι. Ἀλλ’ ῶ σοφιστά, περὶ τὴν λίθον -</text:p>
            <text:p text:style-name="Table_20_Contents">Οὔκουν ε”στι μοι παρατρέψαι σοι τὴν λίθον. ὁ τοίνυν Κίουρος οὐκ ἐδυνήθη ἀφελεῖν σε· ἐγὼ γὰρ εἷς καιρὸν ἀφικόμην κωλύσων αὐτὸν μὴ</text:p>
            <text:p text:style-name="Table_20_Contents">τοῦτο ποιῆσαι. οὐ μὴν ἀλλὰ σὺ κατὰ σεαυτὸν ἀμέλει εὖ ἔπραττες. Ἠ καὶ καίριος ἦλθες τὴν Ἑρμιόνης γλαῦκα ἀποδεξάμενος, Διαπορευόμενοι γὰρ ἅμα τὸν ἀέρα αὐτὸς τε καὶ ἡ γλαῦξ δηλαδὴ</text:p>
            <text:p text:style-name="Table_20_Contents">παρεκομίσθημεν παρ’ ἀλλήλους κατὰ μέσην τὴν ὁδόν. ἐπειδὴ γὰρ τάχιστα ἀφικόμην Λονδίνονδε, σαφῶς ἠπιστάμην ὅτι προσήκει μοι ἐκεῖ παρεῖναι ὅθεν άρτι ἀφωρμήθην. καιροῦ δέ λαβόμενος τὸν</text:p>
            <text:p text:style-name="Table_20_Contents">Κίουρον ἀφείλκυσα - ΠΕΡΙ Τογ ΔΙΠΡοΣΩΠογ 24 1</text:p>
            <text:p text:style-name="Table_20_Contents">Ἀλλ’ ἦ σύ γε ὁ δράσας; Ἐφοβούμην χρόνιος ἥκειν.</text:p>
            <text:p text:style-name="Table_20_Contents">Μικροῦ γὰρ ἐδέησας. οὐ γὰρ ἐδυνάμην ἂν ἀμῦναι ἐκεῖνον τῆς λίθου. Μὴ ὅτι τῆς λίθου, ὦ παῖ, ἀλλὰ σεαυτοῦ λέγω. τοῦτο γὰρ σὺ ποιῶν ὅσον οὐκ ἀπέθανες. ἐφοβούμην δὴ κατ’ ἀκαρές μὴ καί τεθνήκῃς. ἡ γοῦν λίθος διέφθαρται.</text:p>
            <text:p text:style-name="Table_20_Contents">ὁ δ’ ’Ἀρειος ἀπορῶν ἲ1ῐῖ καὶ διέφθαρται, ἔφη. ἀλλ’ ὁ ἑταῖρος σοῦ, ὁ Νικολᾶος Φλάμηλος -</text:p>
            <text:p text:style-name="Table_20_Contents">ἐκεῖνος δέ ἡδόμενος ὡς δοκεῖν ἦἎρ’ οἶσθ’, ἔφη, περὶ τοῦ Νικολάου; καὶ τὸ πρᾶγμα πρεπόντως δὴ διῴκησας. εἶὲν. διαλεγόμενοι δ’ οὖν ἐγώ τε καὶ ὁ <text:soft-page-break/>Νικολᾶος συνωμολογήσαμεν ἀλλήλοις ὡς ἄριστον τοῦτο. Οὔκουν ἀποθανεῖται οὗτος καὶ ἡ γυνή,</text:p>
            <text:p text:style-name="Table_20_Contents">Ἀποθανοῦνται γὰρ τὰ σφέτερα καλῶς τεθεμένοι· ε”στι δ’ αὐτοῖς ἅλις τοῦ φαρμάκου ἥδη ἀποκειμένου πρὸς τὸ πάντα διακοσμεῖν</text:p>
            <text:p text:style-name="Table_20_Contents">πρὶν τελευτῆσαι. καὶ ἠρέμ’ ῦπεγέλα ὁρῶν τὸν ’Ἀρειον πρὸς τοῦτο πάνυ τεθηπότα. Ἀλλὰ γὰρ σοὶ μὲν ἅτε παιδὶ ἔτ’ ὄντι δοκεῖ τοῦτο ἄπιστον εἶναι,</text:p>
            <text:p text:style-name="Table_20_Contents">τῷ δέ Νικολάῳ καί τῇ Περενέλλῃ τὸ θνῄσκειν ὁμοῖον τι ἔσται ἀμέλει τῷ κοιμᾶσθαι εἴ τις μακρὰν δὴ ἡμέραν διέτριψε. ἄλλο τι ἢ περιπέτειά τίς ἐστι τύχης τοῖς γ’ εὐκοσμίοις ὁ θάνατος; ἡ γὰρ</text:p>
            <text:p text:style-name="P5">λίθος οὐκ ἦν ἄρα ὠφέλιμον ἁπλῶς. αἰβοῖ τῆς ἀθανασίας καί τοῦ ὑπὲρ Μίδαν πλούτου. τούτων μέν γὰρ οἱ ἄνθρωποι ὑπὲρ πάντα ἐπιθυμοῖεν ἄν, ἀλλ’ οἱ ἄνθρωποι ἐκείνων τοι ἐπιθυμεῖν φιλοῦσιν ἀεὶ ἃ πλεῖστα βλάπτει. καὶ ὁ μέν Ἄρειος ἄναυδος ε”κειτο αὐτοῦ, ὁ δέ Διμπλόδωρος μινυρίζων τι καὶ μειδιῶν πρὸς τὴν ὀροφὴν ἔβλεπεν. καὶ ὁ (Ἀρειος *Ὠ σοφιστά, ἔφη. ἐνενόουν γάρ τι. καὶ εἰὴ λίθος οἴχ-εται, ὁ Φολ - τὸν δεῖνα λέγω - Κάλεσον αὐτὸν Φολιδομορτόν, ὦ ’Ἀρειε. ὀρθῶς γάρ τοι δεῖ</text:p>
            <text:p text:style-name="P5">ὀνομάζειν ἅπαντα. οἱ γὰρ τοῦνομα δεδιότες πλέον δεδοίκασιν αὐτὸ τὸ ὠνομασμένον. Παντάπασί γε. ἄλλο τι ἢ ὁ Φολιδομορτὸς πειράσεται κατελθεῖν ἄλλαις χρώμενος ὁδοίς; οὔκουν οἴχεται δήπου,-</text:p>
            <text:p text:style-name="Table_20_Contents">Οὐδαμῶς. ε”τι γὰρ διατρίβει που ζητῶν σῶμα ἄλλο τι οὗ τάχ’ ἂν ἐξείη κοινωνεῖν. οὐκ ε”στιν ἀποκτεῖναι αὐτὸν μὴ ζῶντα ῶς ἐτητ-</text:p>
            <text:p text:style-name="Table_20_Contents">ύμως. τὸν δέ Κίουρον ἐπιθάνατον καταλιπὼν τοῖς γ’ ὁμαρτοῦσιν οὕτω πικρὸν παρέχει ἑαυτὸν ὡς τοῖς ἐχθροῖς. σὺ μὲν γὰρ, ὦ “Ἀρειε, τάχ’ εἰς αὖθις ἀπέθηκας τὸν ἐκείνου νόστον κωλύσας μὴ εἰς</text:p>
            <text:p text:style-name="Table_20_Contents">242 ΑΡΕΙοΣ ΠοΤΗΡ</text:p>
            <text:p text:style-name="Table_20_Contents">τυραννίδα αὐτίκα μάλα κατελθεῖν· ἢν δέ τὸ λοιπὸν πρὸς ἄλλων τινῶν αὖ κωλυθῇ τῶν ἀεὶ βουλομένων τὴν ἀνέλπιστον δοκοῦσαν μάχην μάχεσθαι, τάχ’ ἂν οὐδέποτε αὖθις τυραννεύσει. ὁ δ’ ’Ἀρειος κατένευσε· τὴν δέ κεφαλὴν κάμνων, νεύων τάχιστ’</text:p>
            <text:p text:style-name="Table_20_Contents">ἔληξε. κάπειταὮ σοφιστά, ἔφη, ἔστιν ἃ χαίρων μάθοιμ’ ἄν, εἰ θέλοις διδάξαι. βούλομαι γὰρ τάληθές μαθεῖν περί <text:s/>Ἀλλὰ τάληθές λέγεις, ἦ δ’ ὃς ὁ Διμπλόδωρος ἀναπνεύσας τι. καλὸν γάρ τοί ἐστι δεινὸν δ’ ἅμα· δεῖ οὖν χρῆσθαι αὐτῷ πολλῆς μετ’</text:p>
            <text:p text:style-name="Table_20_Contents">εὐλαβείας. ἐγὼ δ’ οὖν ἀποκρινοῦμαι πρὸς τὰ ἐρωτημένα ἦν μὴ πᾶσ’ ἀνάγκη μοι μὴ τοῦτο ποιῆσαι. καὶ μὴ ἀποκρινομένῳ ξύγγνωθί μοι.</text:p>
            <text:p text:style-name="Table_20_Contents">ἀλλὰ δῆλον ὅτι οὐ ψεύσομαι. <text:s/>Εἶὲν. ὁ Φολιδομορτὸς εἶπεν ὅτι τὴν μητέρα ἐμοῦ ἀπέκτεινε <text:soft-page-break/>διότι αὕτη ἐπεχείρησε κωλῦσαι αὐτὸν μὴ ἀποκτεῖναι ἐμέ. ἀλλὰ τί χρῆμα ἐβουλήθη ἐμὲ ἀποκτεῖναι,· ὁ δέ Διμπλόδωρος μέγα ἀναπνοήσας Οἴμοι, ἔφη. πρὸς ὃ πρῶτον δὴ ἤρου τήμερον μέν οὐκ ε”χω ἀπροκρίνασθαί σοι, μαθήσει δέ</text:p>
            <text:p text:style-name="Table_20_Contents">ὕστερον. ἀλλὰ τὸ νῦν ἀμνημονεῖν δεῖ τοῦτο’ πρεσβύτερος δέ γεν-όμενος ἐπὴν ὥρα ᾗ γνῶναι, τότε δὴ ἑτοῖμος ὢν γνώσει. ταῦτα οὐδέν ἀγαπῶν ἀκούεις, εὖ οἶδ ’ ὅτι. καὶ τῷ Ἀρείῳ ἔδοξεν οὐ συμφέρειν ἀντειπεῖν αὐτῷ. Ἀλλὰ διὰ τί ὁ Κίουρος οὐκ ἐδυνήθη ἐφάπτεσθαί μου; (Η μέν γὰρ μήτηρ ἀπέθανεν ἐπιχειροῦσα σῶσαί σε. ὁ δέ Φολιδο-</text:p>
            <text:p text:style-name="Table_20_Contents">μορτὸς οὐκ ἐπίσταται περὶ τῆς στοργῆς ὅπως εἴ τις στέργει παῖδα καθάπερ ἡ μήτηρ σε, σημεῖόν τι καταλείπεται. οὐλὴν δ’ οὐ λέγω οῦδέ φανερόν τι ἀλλ’ εἴ τις οὕτως ε”στερκται, καὶ οἰχομένου τοῦ</text:p>
            <text:p text:style-name="Table_20_Contents">στέρξαντος ἡ γοῦν στοργὴ φυλακήν τινα εἰς ἀεὶ δίδωσι. ξύμφυτος γάρ πως ἐγένετο. ἀνθ’ ὧν ὁ Κίουρος μεστὸς μὲν ὢν φθόνου τε καί πλεονεξίας καὶ φιλοτιμίας τὴν δέ ψυχὴν κοινώσας τῷ Φολιδομορτῷ οὐχ οἶός τ’ ἦν ἐφάπτεσθαί σου. ὀδυνηρὸν γὰρ ἦν ἐφάπτεσθαί τινος τῷ ἀγαθῷ οὕτως ἐστιγμένου. τοῦ δέ Διμπλοδώρου πρὸς ὄρνιν τινὰ διὰ φωταγωγὸν ἀποβλέπειν λίαν σπουδάζοντος δῆθεν, ὁ ’Ἀρειος καιρὸν ε”λαβεν ὅπως δάκρυα ἀπ’ ὀμμάτων ὀμόρξῃ τῇ ὀθόνῃ. τὴν δέ φωνὴν ἀναλαβών Ἀλλὰ τὴν χλαῖναν, ἔφη, τὴν τῆς ἀφανείας ἆρ’ οἶσθα τίς ε”πεμψεν ἐμοί;</text:p>
            <text:p text:style-name="Table_20_Contents">ἐκεῖνος δέ τοῖς ὄμμασιν ὑπομαρμαίρων Ἀλλ’ ὁ μὲν πατὴρ ε”τυχε διαθέμενος αὐτὴν ἐμοί, ἐγὼ δ’ ἐλογισάμην πρὸς ἐμαυτὸν ὅτι σὺ ἅσμενος ὑποδέξοιο. χρήσιμα γὰρ τὰ τοιαῦτα· ὁ γὰρ πατὴρ μαθητὴς ὢν ἐχρῆτο ὡς ἐπὶ τὸ πολὺ εἰς τὸ ἐν τῷ ὀπτανίῳ λάθρᾳ ἐπισιτίζεσθαι. Καὶ δὴ ε”στι μοι ἄλλο τι Τί τοῦτο,</text:p>
            <text:p text:style-name="P5">ΠΕΡΙ ΤΟΥ ΔΙΠΡοΣΩΠογ 243 Ὁ Κίουρος εἶπεν ὅτι ὁ Σίναπυς - Τόν σοφιστήν γε Σίναπυν, ὧ ’Ἀρειε, δεῖ ὀνομάζειν τοῦτον. Εἶκός. ὁ δ’ οῦν Κίουρος εἶπεν ὅτι οὑτοσὶ ὡς τὸν πατέρα μου μισήσας καὶ ἐμὲ μισεῖ δή. ἦ ὀρθῶς εἶπεν; <text:s/>Τὸν μέντοι μισοῦντα ἐμίσει καθάπερ καί σύ τὸν Μάλθακον. καὶ</text:p>
            <text:p text:style-name="Table_20_Contents">μὴν ὁ πατήρ σου ἐποίησε τοιοῦτό τι οἷον ὁ Σίναπυς συγγνῶναι οὐδέποτε οἷός τ’ ἦν. Ποῖόν τι,· ’Έσωσε γὰρ αὐτὸν κινδυνεύοντα ἀποθανεῖν. Τί δαί,- καὶ ὁ Διμπλόδωρος ἠρέμα φθεγγόμενος Οὔκουν ἄτοπα ε”στι που τὰ τῶν ἀνθρώπων φρονήματα,· ὁ γὰρ Σίναπυς πικρῶς ἔφερεν ὀφείλων τοσοῦτόν τι τῷ σῷ πατρί. πέπεισμαι γὰρ αὐτὸν οὕτω τῆτες σπουδάσαι φυλάττειν σε ὡς λογιζόμενον διὰ τοῦτ’ ἐξ ἴσου</text:p>
            <text:p text:style-name="Table_20_Contents"><text:soft-page-break/>γενήσεσθαι τῷ πατρί. ἀθῷον γὰρ οὕτως ἐκεῖνον δυνήσεσθαι ἐπανα- λαβεῖν τὸ εἰς τὸν πατέρα μῖσος</text:p>
            <text:p text:style-name="Table_20_Contents">ὁ δ’ ’Ἀρειος ἠθέλησε μέν τούτου συνεῖναι, κάμνων δέ τὴν κεφαλὴν οὐκ ἐδυνήθη. Ἀλλ’ ὦ σοφιστά, καί δὴ καὶ ε”στι μοι ἄλλο τι Ἠ καὶ ἓν μόνον,· Πῶς τὴν λίθον ἐκ τοῦ ἐσόπτρου ἐκτησάμην; (Ηδύ μοί ἐστι πρὸς τοῦτο ἀποκρίνασθαι. ε”νθεος γάρ που ἐγενόμην τοῦτο συντιθεὶς καὶ πλέον τοῦ συνήθους. ἀπέλαμπε δέ πόρρωθεν τὸ τοιοῦτο νόημα, εἴ γ’ ἔξεστί μοι μέγα φρονεῖν ὡς ἰδίᾳ σοι διαλεγ-</text:p>
            <text:p text:style-name="Table_20_Contents">όμενος. ὁ γὰρ βουλόμενος τὴν λίθον εὑρεῖν μέν, χρῆσθαι δ’ οὐχ, οὗτος μόνον δύναιτ’ ἂν κτήσασθαι’ εἰ δέ μή, ἴδοι τις ἂν ἑαυτὸν ἐν τῷ κατόπτρῳ ἢ χρυσὸν ποιοῦντα ἢ πίνοντα τὸ τῆς ζωῆς φάρμακον.</text:p>
            <text:p text:style-name="Table_20_Contents">ἐνίοτε γὰρ ἀποθαυμάζω κάγὼ πρὸς τὴν ἐμαυτοῦ λαμπρότητα βλέπων. καί ἅδην ε”χει ἡμῖν ἤδη τῶν ἐρωτημάτων. οἴομαι δέ δεῖν σε τῶν νωγάλων ὀρέγεσθαι τῶνδε. ἰδού· ἰὴ τῶν Βερτίου Βότου</text:p>
            <text:p text:style-name="Table_20_Contents">κυάμων τῶν παντογευστῶν. ἀλλὰ νεανίας ὢν ᾤμωξα, κακῇ τύχῃ γευσάμενος ἐμέσματος μεταξὺ κύαμόν τινα τῶν τοιούτων κατα- πίνων, ἐξ οὗ οὐκέτι οὕτω τέρπομαι αὐτοῖς. οὐκοῦν ἄμεινον ἂν εἴη μοι ζαχαρωτὸν λαβεῖν βουτυρόπηκτον,</text:p>
            <text:p text:style-name="Table_20_Contents">καί ὑπομειδιάσας τὸν ξανθὸν κύαμον ἀμφέχασκε. εὐθὺς δέ πνιγόμενος Αἶβοῖ, ἔφη, κηροῦ ὠτικοῦ.</text:p>
            <text:p text:style-name="Table_20_Contents">&gt;κ</text:p>
            <text:p text:style-name="Table_20_Contents">ἡ δέ Πομφόλυξ ἡ ἐπὶ τοῦ νοσοκομείου ἀστεία μὲν ἦν τοὺς τρόπους, δυσπαραίτητος δ’ ὅμως.</text:p>
            <text:p text:style-name="Table_20_Contents">Οὔκουν στιγμὴν χρόνου,· εἶπεν ὁ ’Ἀρειος ἱκετεύων αὐτήν. 244 ΑΡΕιοΣ Πο ΤΗΡ Οὐδαμῶς. Ἀλλὰ τὸν Διμπλόδωρον εἰσεδέξω Ἀρχηγόν γε ὄντα. ὁ δ’ ἄλλος ἅπας ἴτω ὄχλος, ἄλλως τε καὶ σοῦ</text:p>
            <text:p text:style-name="Table_20_Contents">ἐν τοῖς μάλιστα ἡσυχίας δεομένου. εΙ·Ισυχάζω δῆτα. ι’δοὺ κατακλίνομαι, ἀλλ’ εἴ σοι φίλον, ὦ Πομ-φόλυξ, ἱκετεύω σε. Καὶ μάλ’ ἀπόχρη μοι. ἀλλὰ στιγμή γε χρόνου ἀρκείτω. καὶ εἰσεδέξατο τόν τε Ῥοῶνα καὶ τὴν Ἑρμιόνην. ἡ δέ ’Ὠ ’Ἁρειε βοῶσα ε”μελλεν ὡς δοκεῖν πάλιν αὖ ὑπαγκαλίσειν</text:p>
            <text:p text:style-name="Table_20_Contents">αὐτόν’ ὁ δ’“Αρειος μάλ’ ἥδετο αὐτῇ ἀπεχομένη μὴ τοῦτο ποιῆσαι, κάμνων ε”τι τὴν κεφαλήν.</text:p>
            <text:p text:style-name="Table_20_Contents">9Ω Ἅρειε, ἐπεπείσμεθα γὰρ ὅπως σὺ δῆλος ἦσθα - εἰς γὰρ τοσοῦτο φροντίδος ἥκεν ὁ Διμπλόδωρος -</text:p>
            <text:p text:style-name="Table_20_Contents">Ἅπαντες γὰρ οἱ μαθηταί, ἦ δ’ ὃς ὁ Ῥοών, λαλοῦσι περὶ τοῦ πράγματος. τί δέ δὴ ὡς ἀληθῶς ἐγένετο;</text:p>
            <text:p text:style-name="Table_20_Contents">καί σπάνιον μέν ἐστι λόγον ἀληθῶν διηγημάτων ἀκοῦσαι καὶ δεινότερον καί παραδοξότερον τοῦ τῶν ψευδῆ μυθολογούντων. τοιοῦτος γὰρ ὁ νῦν γε δεδομένος καιρός ’ ὁ γὰρ Ἄρειος πάντ’ εἶπε</text:p>
            <text:p text:style-name="Table_20_Contents">περὶ τοῦ τε Κιούρου καὶ τοῦ ἐσόπτρου καὶ τῆς <text:soft-page-break/>λίθου καὶ δὴ καὶ τοῦ Φολιδομορτοῦ. ὁ δὲ Ῥοὼν καὶ ἡ Ἑρμιόνη ἀκροατὰς παρεῖχον ἑαυτοὺς σπουδαίους δή, καιρίως χάσκοντες. καί ἐπειδὴ ὁ θἈρειος</text:p>
            <text:p text:style-name="Table_20_Contents">εἶπεν αὐτοῖς ὅ τι ὑπέκειτο τῇ τοῦ Κιούρου μίτρᾳ, ἐκείνη μεγάλῃ τῇ φωνῇ ἀνεβόησεν.</text:p>
            <text:p text:style-name="Table_20_Contents"/>
            <text:p text:style-name="Table_20_Contents">τέλος δέ ὁ Ῥοών, Οἴχεται δῆτα ἡ λίθος,· καὶ ὁ Φλάμηλος ὅντως ἀποθανεῖται; Τοῦτο γὰρ ἐγὼ μὲν εἶπον· ὁ δέ Διμπλόδωρος λέγει πῶς δοκεῖς ὅτι Τοῖς γοῦν κοσμίοις ὁ θάνατος καιρός ἐστιν ἀξιολόγου τινὸς ἐν τῷ ε”πειτα ἀποδείξασθαι. ’Έλεγον γὰρ ἀεὶ ὅτι πάνυ παραφρονεῖ ἐκεῖνος. ἀλλὰ τοῦτο λέγων</text:p>
            <text:p text:style-name="Table_20_Contents">ὁ Ῥοών ἀγαπᾶν ἐδόκει εἶ ὁ πάντων περιβλεπτότατος μαίνεταί τι ἄρα. Ἀλλὰ τί ὑμεῖς πεπόνθατε δή; ἡ δ’ Ἑρμιόνη Λοιπόν, ἔφη. ε”γωγε εὖ πράξασα ἐπανῆλθον. τὸν δέ Ῥοῶνα ἆνώρθωσα - μακρὸν δέ χρόνον διέτριψα τοῦτο ποιοῦσα -</text:p>
            <text:p text:style-name="Table_20_Contents">καὶ πρὸς τὸ γλαυκοκομεῖον ἐτρέχομεν μεταπεμψάμενοι τὸν Διμπλόδωρον. ὁ δ’ ἔφθασεν ἡμᾶς ἐν αὐλῇ ἀπαντήσας. εἰδὼς γὰρ ἤδη</text:p>
            <text:p text:style-name="Table_20_Contents">εἶπεν ἁπλῶς ὅτι Οὔκουν διώκει αὐτὸν ὁ Ἅρειος; καὶ ᾖξε πρὸς τὸ τρίστεγον. ὁ δέ Ῥοών ἾῑῙ καί ἐβούλευσε τάδε, ἔφη, πῶς δοκεῖς, πέμψας σοι</text:p>
            <text:p text:style-name="Table_20_Contents">τὴν τοῦ πατρὸς χλαῖναν καὶ τᾶλλα διοικήσας,·</text:p>
            <text:p text:style-name="Table_20_Contents">ΠΕΡΙ ΤοΥΔιΠΡοΣΩΠογ 24 5</text:p>
            <text:p text:style-name="Table_20_Contents">Ἀλλὰ μὴν δεινόν γε τοῦτο, ει’ ἄρα καί εἶπεν. σὺ γὰρ ἀποθανεῖσθαι ἔμελλες τό γ’ ἐπ’ ἐκείνῳ. ταῦτα δ’ ε”λεγεν ἡ Ἑρμιόνη ὑπ’ ὀργῆς μονονουχὶ διαρραγεῖσα. ὁ δ’ ’Ἀρειος ταῦτ’ ἐνθυμησάμενος Οὐ δῆτα, ἔφη. τοῦ γὰρ Διμ-πλοδώρου ε’στὶ τὰ ἑαυτοῦ ἴδια φρονεῖν. ἠβουλήθη γὰρ οῦκ οἶδ’ ὅπως ε’μὲ τοῦ καιροῦ τυχεῖν. πάντα γὰρ εἰδὼς ὡς εἰπεῖν τὰ ἐνθάδε</text:p>
            <text:p text:style-name="Table_20_Contents">γιγνόμενα, σαφέστερον δὴ ἔμαθεν οἶμαι ὅ τι ἡμεῖς πειράσεσθαι μέλλοιμεν. ἀντι μέν οὖν τοῦ κωλῦσαι ἡμᾶς, μᾶλλον ἐδίδαξεν ὀλίγα μὲν ἀμέλει χρησιμώτατα δέ. οὐδ’ ἐξ ἀπροσδοκήτου οἶμαι</text:p>
            <text:p text:style-name="Table_20_Contents">ἐπέτρεψέ μοι ἐξευρεῖν ποίαν τὸ ἔσοπτρον ε”χοι δύναμιν, ὡς ἀξιῶν με δίκαιον ἂν εἶναι τὸν Φολιδομορτὸν ἐφ’ ὅσον ἐνεδέχετο ὑπομεῖναι.</text:p>
            <text:p text:style-name="Table_20_Contents"/>
            <text:p text:style-name="Table_20_Contents">ὁ δέ Ῥοών πάνυ κομῶν ὅς γε τοιαῦτ’ ἤδη ἐνενόει Παραφρονεῖ γοῦν, ἔφη, ὁ Διμπλόδωρος. ἄκουσον δή. καὶ γὰρ δεῖ σε ὑγιαίνοντα παρεῖναι αὔριον τῇ ἑορτῇ τελευτησάσης τῆς παιδευτικῆς περιόδου.</text:p>
            <text:p text:style-name="Table_20_Contents">ἀλλὰ τῶν βαθμῶν ἁπάντων ἠριθμημένων οἶ Σλυθήρινοι δήπου τὰ πρωτεῖα σῴζονται - ἐν δέ τῷ ι’καροσφαιρικῴ ἄρτι ἀγῶνι ἀπόντος σοῦ οἱ Ῥαφήγχλωροι ἀμοχθὶ διεπόρθησαν ἡμᾶς - οὐ μὴν ἀλλ’ εῦφρανοῦμεθα ἑστιώμενοι. ἐνταῦθα δὴ ἡ <text:soft-page-break/>Πομφόλυξ πολυπραγμονοῦσα προσῆλθεν.</text:p>
            <text:p text:style-name="Table_20_Contents">Τρῖς ἤδη, ἔφη, στιγμὴν τὴν ἐκείνην διετρίψατέ ἐκποδὼν ἀπέλθετε. </text:p>
            <text:p text:style-name="Table_20_Contents">&gt;κ</text:p>
            <text:p text:style-name="Table_20_Contents">βαθὺν δέ κοιμηθεὶς ὁ Ἄρειος μικροῦ ἐδέησεν ἰσχύειν αὐτὸς ἑαυτοῦ. καὶ τῇ Πομφόλυγι τὰ νωγάλων κιβώτια διακοσμούσῃ Βουλοίμην</text:p>
            <text:p text:style-name="Table_20_Contents">ἂν δή, ἔφη, εἰς τὴν θοίνην ι’έναι. ἆρ’ οὐκ ἔξεστί μοι; ’Ό γε σοφιστὴς Διμπλόδωρος ἐξεῖναί φησι, τοῦτο δέ χαλεπῶς εἶπεν ὡς φοβούμενος δήπου περὶτοῦ Διμπλοδώρου μὴ οὐκ εἴδῃ τὰς θοίνας</text:p>
            <text:p text:style-name="Table_20_Contents">ὥς εἶσι δειναὶ καί παράβολοι. Καὶ ἄλλος τις εἰσέρχεταί σοι. ὁ δέ Καλῶς ἔχει, ἔφη. τίς ἐστι;</text:p>
            <text:p text:style-name="Table_20_Contents">καί ὁ Ἁγριώδης εἰσῆλθεν αὐτῷ ἔτι φωνοῦντι. εἰσελθὼν δ’ ἐδόκει ὡς ε”θος μείζων εἶναι ἢ κατὰ φύσιν. καθίσας δ’ ἑαυτὸν πρὸς τῷ Ἁρείῳ εὐθὺς δακρύων ἔρρηξε νάματα. <text:s/>καὶ τὴν ὄψιν ταῖς χερσὶ καλύψας, κλαίων δὲ συνεχῶς ’Ῑατταταιάξ,</text:p>
            <text:p text:style-name="Table_20_Contents">ἔφη. οἴμ’ ὡς σκαιὸς ἐγώ. ὅσον ἐξημάρτηκα παναίτιος ὤν. ἐγὼ γὰρ εἶπον τῷ καταράτῳ ἐκείνῳ τί ποιήσας τὸν Οῦλότριχα παρελθεῖν δυνήσεται, αὐτὸς διδάξας. πάντα μὲν γὰρ ἔγνωκε πλὴν ἔν· τοῦτο δ’ ἐδίδαξ’ ἐγώ. τυχὸν ἀπέθανες ἄν. καὶ τὰ πάντα ἀντὶ ᾠοῦ τινὸς δρακοντείου. ἦ κάρτα τὸ λοιπὸν νήφω ἅπαξ μεθυσθείς. ἄξιος δή εἶμι ἐκπεσὼν βίον διάγειν Μυγάλιον. 246 ΑΡΕιοΣ ΠοΤΗΡ Ὁ Ἁγριώδης, ἔφη ὁ ’Ἄρειος σαλευόμενος γὰρ τὴν ψυχὴν εἶδεν αὐτὸν οὕτω λύπῃ τε νενικημένον καὶ μεταμελείας μεστόν, κατ-</text:p>
            <text:p text:style-name="Table_20_Contents">αντλοῦντα δέ ποταμηδόν τέως νάματα θερμὰ δακρύων κατὰ τοῦ πώγωνος. ῗΩ Ἁγρίωδες, οῦκ ἔσθ’ ὅπως οὐχ ηὗρεν ἄν που Φολιδο- μορτὸς πεφυκώς, ηὗρεν γὰρ ἂν τοιοῦτος ὢν καὶ εἶ σύ γε μηδὲν εἶπας. Ἀλλὰ τυχὸν ἀπέθανες ἄν. ἀλλὰ μὴ ὀνομάσῃς τουτονί. Ἄρειος δέ ὥσπερ σαλπίζων Φολιδομορτός ἔφη βοῶν τῇ φωνῇ οὕτω τραχείᾳ ὥστ’ ἐκπλαγεὶς ὁ Ἁγριώδης δακρυρροῶν εὐθὺς</text:p>
            <text:p text:style-name="Table_20_Contents">ἔληξεν. Ἐγὼ γὰρ ὅς γε ἐντετύχηκ’ αὐτῷ ὀρθῶς γοῦν ὀνομάσειν μέλλω. ἀλλὰ θάρρει, ὦ Ἁγρίωδες, ἱκετεύω σε. τὴν δ’ οὖν λίθον ἐσώσαμεν. ἐκεῖνος δέ οὐ δύναται χρῆσθαι αὐτῇ οἶχομένῃ. ἀλλὰ λαβὲ</text:p>
            <text:p text:style-name="Table_20_Contents">βάτραχον σοκολάτινον’ πολλοὺς δὴ ἔχω. ὁ δέ ἀπομύξας - τὰς γὰρ ῥῖνας προσέσχε τῷ καρπῷ – Μέμνημαι δέ του· δῶρον γὰρ θέλοιμ’ ἂν δοῦναί σοι. Μῶν ἄρτοι τετεμαχισμένοι καῖ κρέασιν ι’κτίδων ὠνθυλευμένοι; Οῦ δῆτα. ὁ γὰρ Διμπλόδωρος ἐχθὲς ἐπέτρεψε μοι τὴν τέχνην</text:p>
            <text:p text:style-name="Table_20_Contents">παραλιπόντι ἐπισκευάσαι αὐτό. ὤφελε γὰρ ἐκβαλεῖν ε’μέ δήπου· τοῦτο γοῦν ἐκτησάμην σοι.</text:p>
            <text:p text:style-name="Table_20_Contents"><text:soft-page-break/>βίβλος δ’ ἦν ῶς εἰκάσαι καλή τε καὶ διφθέρᾳ περιβεβλημένη. τὴν δ’ εὐλαβῶς ἀναπτύξας πλήρη φωτογραφιῶν ηῦρε μαγικῶν. ἐκ γὰρ πασῶν τῶν πτυχῶν εἶδε τήν τε μητέρα καὶ τὸν πατέρα μειδιῶντας πρὸς αὐτόν καὶ τάς χεῖρας ἀνασείοντας.</text:p>
            <text:p text:style-name="Table_20_Contents">Γλαῦκας γὰρ ἔπεμψα πρὸς ἅπαντας τοὺς τότε ἑταίρους τοὺς τῶν τοκέων φωτογραφίας αἰτήσων. συνῄδη γὰρ σοὶ οὐδεμίαν ἔχοντι. ἦ ἀρεστόν σοι;</text:p>
            <text:p text:style-name="Table_20_Contents">καὶ ὁ μὲν (Άρειος ἄναυδος οὐκ ἐφθέγξατο οὐδέν’ ὁ μέντοι Ἁγριώδης συνήδετο αὐτῷ· ε”γνω γὰρ τὸν νοῦν αὐτοῦ. </text:p>
            <text:p text:style-name="Table_20_Contents">&gt;κ</text:p>
            <text:p text:style-name="Table_20_Contents">μόνος δέ κατέβη ἄρα ὁ ’Άρειος πρὸς τὴν θοίνην τῆς ἑσπέρας, κωλυ- θεὶς ὑπὸ τῆς Πομφόλυγος περὶ αὐτοῦ πολυπραγμονευσάσης καὶ ἀξιωσάσης ὕστατον ιάτρεύειν αὐτόν. τοιγαροῦν τὴν αῦλὴν ἤδη οὐχ ὅτι πληθύουσαν κατέλαβεν ἀλλὰ καὶ ἀγάλμασι κεκοσμημένην ἀργυροῖς τε καὶ πρασίνοις - χρώματα γὰρ ταῦτ’ ἔστι τοῖς Σλυθηρ-ίνοις - τῶν Σλυθηρίνων αὖθις ἐνεγκαμένων δὴ τὴν Φιάλην Οἶκείαν ε”τος τουτὶ ἕβδομον. καὶ εἶδες ἂν καταπέτασμα ὑπερμέγεθες τῷ δράκοντι τῷ τῶν Σλυθηρίνων πεποικιλμένον ὃ καῖ ἔκρυπτεν ὅλον</text:p>
            <text:p text:style-name="Table_20_Contents">τὸν ὄπισθεν τῆς ἅνω τραπέζης τοῖχον. εἰσιόντος δέ τοῦ Ἁρείου ἅπαντες δι’ ὀλίγου μὲν ἐσιώπησαν· ἐν δ’ ἀκαρεῖ ὁμοῦ ἐστωμύλλοντο μεγάλῃ τῇ φωνῇ. ἐκεῖνος δ’ ἐπὶ τὴν τῶν Γρυφινδώρων τράπεζαν μεταξὺ τοῦ Ῥοῶνος καὶ τῆς Ἑρμιόνης</text:p>
            <text:p text:style-name="Table_20_Contents">ΠΕΡΙ ΤογΔιΠΡοΣΩΠοΥ 247 καθίσας ἐφ’ ὅσον ἐδύνατο περιεώρα τοὺς ῶς ἐποφθαλμίσοντας</text:p>
            <text:p text:style-name="Table_20_Contents">αὐτῷ ἀνεστηκότας. ἀλλ’ οὐ διὰ πολλοῦ ἀφικομένου τοῦ Διμπλοδώρου ἅπαντες πάλιν αὖ λαλοῦντες ἔληγον. ὁ δέ μετὰ φιλοφροσύνης Ἐνιαυτὸν τοίνυν ἄλλον, ἔφη, τυγχάνομεν διατρίψαντες. ἀλλ’ ἀκροᾶσθαι δεῖ γέροντος ἀδολεσχίαν κενὴν</text:p>
            <text:p text:style-name="Table_20_Contents">ἀσθματικοῦ πρὶν τῶν περὶ ἐδωδὰς ἡδονῶν ἅπτεσθαι. οῖον δὴ οἷον ἔτος τετέλεσται. τυχὸν πολλὰ μεμαθήκατε τὰς κεφαλὰς ε’πιχειλεῖς</text:p>
            <text:p text:style-name="Table_20_Contents">παρέχοντες. θέρους δ’ ἐπιόντος καιρὸς ἔσται ἐκκενοῦν αὐτὰς πρὶν εἷς παίδευσιν τῷ μετοπώρῳ ἐπανιέναι ἀλλ’ οὖν τήν γε Φιάλην Οἷκείαν τήνδε δεῖ ἐπιδικάσαι τῶν βαθμῶν ὧδε νενεμημένων· τέταρτοι μὲν καθίστανται οἱ Γ ρυφίν-δωροι βαθμοὺς ἔχοντες τριακοσίους δώδεκα, τρίτοι δ ’ οἱὙφέλπυφοι ἔχοντες τριακοσίους πεντήκοντα δύα οἶ μὲν Ῥαφήγχλωροι ἔχουσι τετρακοσίους εἴκοσιν ἕξ, οἱ δ’ αὖ Σλυθήρινοι τετρακοσίους ἑβδομ-</text:p>
            <text:p text:style-name="Table_20_Contents">ήκοντα δύο. καὶ εὐθὺς ἤκουσας ἂν θόρυβον μέγαν τῶν Σλυθηρίνων τοῖς ποσὶ κτυπούντων. τὸν δέ <text:soft-page-break/>Δράκοντα Μάλθακον ι’δὼν τὴν τράπεζαν τῇ</text:p>
            <text:p text:style-name="Table_20_Contents">κύλικι κρούοντα ὁ ’Ἁρειος ἐνόσει τι.</text:p>
            <text:p text:style-name="Table_20_Contents">ὁ δέ Διμπλόδωρος Ἀλλὰ μακαρίζω μὲν ὑμᾶς εὖ πεπραγότας, ὦ Σλυθήρινοι. δικάσαι μέντοι χρὴ ε”τι περὶ τῶν ἄρτι γεγενημένων. ἐνταῦθα δὴ οἱ τ’ ἄλλοι ἐσιώπων καὶ οἱ Σλυθήρινοι, γέλωτα τοσαύτην οὐκέτι ἀποδεικνῦντες. ἐκεῖνος δὲ Εἶὲν, ἔφη. βαθμοὺς γὰρ δεῖ ἔτι ἀποδοῦναι οὒς ὀλίγους</text:p>
            <text:p text:style-name="Table_20_Contents">οὔπω ἐδίκασα. τί δαί,· ναί πρῶτον μέν τῷ Ῥοῶνι Εῦισηλίῳ ὁ δέ φοινικοῦν τὸ πρόσωπον παρεῖχεν οἷόν τι ῥαφανὶς τὸ σῶμα πρὸς τὸν ἥλιον εἷς τὸ Αἰθιοπικὸν ἐπιχράνασα. βέλτιστα πεττεύσαντι παρ’ ὅντινα βούλῃ τῶν πρὸ αὐτοῦ τῶν ἐν Ὑογοήτου μαθητῶν, βαθμοὺς δίδωμι πεντήκοντα ὑπὲρ τῶν</text:p>
            <text:p text:style-name="Table_20_Contents">Γρυφινδώρων. καὶ οὗτοι πάνυ θορυβοῦντες ἐδέησαν μετεωρίσαι τὴν ὀροφὴν τὴν</text:p>
            <text:p text:style-name="Table_20_Contents">βεβασκασμένην τῶν ἀστέρων ἥδη τρεμόντων τι. καὶ ἤκουσας ἂν τὸν Περσέα θρυπτόμενον πρὸς τοὺς ἄλλους πρυτάνεις λέγοντα ὅτι Ἁδελφὸς γὰρ ἐμός ὢν νεώτατος νενίκηκε δὴ τούς πεττοὺς</text:p>
            <text:p text:style-name="Table_20_Contents">γιγαντείους τοὺς τῆς Μαγονωγαλέας. ὕστερον δέ ὀλίγῳ πάντες ἐσιώπησαν αὖθις. Δεύτερον δέ τῇ Ἑρμιόνῃ Γεράνῳ ὡς λογισμῷ ἀτρέμα χρησαμένῃ</text:p>
            <text:p text:style-name="Table_20_Contents">καὶ μὴν πῦρ γε διερπούσῃ, βαθμοὺς δίδωμι πεντήκοντα ὑπὲρ τῶν Γρυφινδώρων.</text:p>
            <text:p text:style-name="Table_20_Contents">248 ΑΡΕιοΣ ΠοΤΗΡ αὕτη μὲν οὖν τὴν ὄψιν ταῖς ἀγκάλαις παρακαλυψαμένη ἐδάκρυεν ὡς τῷ γ’ Ἀρείῳ ἐδόκει. οἱ δὲ Γρυφίνδωροι πάντες παρεφρόνουν τι ἐγκωμιάζοντες τὴν σοφίαν αὐτῆς. ἑκατὸν γὰρ βαθμοὺς ἤδη εἰλήφεσαν. Τρίτον δέ τῷ Ἁρείῳ Ποτῆρι - φωνοῦντος δέ τοῦ Διμπλοδώρου ἀκὴν ἐγένοντο σιωπῇ ἅπαντες μάλ’ αὖθις - ὅς γε θυμοῦ καὶ φρον- ήματος ἐμπεπλημένος ἀρετὴν ἔξοχον παρέσχε, βαθμοὺς δίδωμι ἑξήκοντα ὑπὲρ τῶν Γρυφινδώρων. κάντεῦθεν ἐγένετο κέλαδος πολὺς καὶ παιωνισμός. καὶ εἴτις οἷός τ’ ἦν ἔτι λογίζεσθαι μεταξὺ τραχὺ ἐπαυχῶν, ἔγνωκε τούς Γρυφινδώρους βαθμοὺς νῦν δὴ ἔχοντας τετρακοσίους ἑβδομήκοντα δύο καὶ</text:p>
            <text:p text:style-name="Table_20_Contents">ἐπ’ ἴσης γενομένους τοῖς Σλυθηρίνοις. ἰσόπαλοι γὰρ ἀμφότεροι ἀπεβεβήκεσαν πρὸς τὴν Φιάλην. εἴθε ὁ Διμπλόδωρος καὶ ἕνα τότε προσέθηκε βαθμὸν τῷ Ἁρείῳ. σημήναντος δέ τοῦ Διμπλοδώρου τῇ δεξιᾷ ἅπαντες κατ’ ὀλίγον ἐσιώπων. <text:s/>Πολλὰ γάρ τοι, ἔφη, ὑπάρχει τὰ τὴς ἀρετῆς εἴδη. ἀνδρείου μὲν γάρ ἐστι τοὺς ἐχθροὺς ὑπομεῖναι· οἱ δέ ὑπομένοντες τοὺς φίλους</text:p>
            <text:p text:style-name="Table_20_Contents">οὐχ ἦττον παρέχουσι τὴν ἀνδρείαν. ὥστε βαθμοὺς δίδωμι τῷ Νεφελώδει Μακροπύγῳ δέκα.</text:p>
            <text:p text:style-name="Table_20_Contents"><text:soft-page-break/>ἀλλ’ εἰ σὺ ἔτυχες ἂν ἔξω τῆς αὐλῆς τότε ἑστηκώς, εἴκασας ἂν ῥυῆναι τὴν Αἴτνην τοσαύτην ἥχην ἀκούσας τῶν Γρυφινδώρων. καὶὸ θ’ ’Ἁρειος καὶ ὁ Ῥοὼν καὶ ἡ Ἑρμιόνη ἀνιστάμενοι ἐβόων καὶ</text:p>
            <text:p text:style-name="Table_20_Contents">ἐπαιώνιζον ἐν ᾧ τὸν Νεφελώδη ὕπωχρον γενόμενον ὡς σεισμῷ τεταραγμένον οὐκέτ’ ἦν ἰδεῖν πλήθει μαθητῶν περιβαλλόμενον. πρότερον γὰρ οὐκ ἔλαβε βαθμὸν οὐδένα ὑπὲρ τῶν Γρυφινδώρων.</text:p>
            <text:p text:style-name="Table_20_Contents">θορυβῶν δ’ ε”τι ὁ ’Άρειος ἐξαγκωνίσας δέ τὸν Ῥοῶνα ἔδειξεν αὐτῷ τὸν Μάλθακον. τοῦτον γὰρ οὐκ ἂν εἶδες μᾶλλον ἐκπεπληγμένον εἷ καὶ τὸν σωματικὸν καταδεσμὸν τὸν παντελῆ ἄφνω ἔπαθεν.</text:p>
            <text:p text:style-name="Table_20_Contents">τῶν δέ Σλυθηρίνων νενικημένων καὶ οἱ Ῥαφήγχλωροι καὶ οἱ ’Υφέλπυφοι ἐπαιώνιζον. πολλοῦ δ’ ἔτι θορύβου γιγνομένου, ὁ Διμ-πλόδωρος Ἀνθ’ ὧν, ἔφη, περὶ τὰ κοσμήματα χρὴ μεταβολάς τινας μεταβάλλειν. καὶ χεῖρας κρούσαντος αὐτοῦ, ἐν ἀκαρεῖ τὰ μὲν πετάσματα πράσινα εἰς κόκκινα μετεβλήθη, τὰ δέ ἀργυρᾶ εἷς χρυσᾶ. καὶ ὁ τῶν</text:p>
            <text:p text:style-name="Table_20_Contents">Σλυθηρίνων δράκων ἠφανίσθη, φανέντος ἀντὶ αὐτοῦ τοῦ τῶν Γρυφινδώρων λέοντος. καὶ δὴ καὶ ὁ Σίναπυς ἐδεξιοῦτο τὴν Μαγονωγαλέαν ὑπερήφανον τέως σεσηρότι γέλωτι μικρὸν ὑπομειδιῶν. ὁ δ’ Ἄρειος ἰδὼν ἐκεῖνον παραβλέποντα πρὸς αὐτὸν εὐθὺς ἔγνω οὐδὲ</text:p>
            <text:p text:style-name="Table_20_Contents">γρῦ μετανόησαντα ἐπ’ αὐτῷ. ἀλλὰ τοῦτο περὶ οὐδενὸς ἐποιήσατο ΠΕΡΙ Τογ ΔιΠΡοΣΩΠογ 249</text:p>
            <text:p text:style-name="Table_20_Contents">νομίζων τὴν ἐν Ὑογοήτου διατριβὴν ἤ τι ἢ οὐδέν διοίσειν τοῦ μετρίου, εἶκαὶ ἐνδέχεται τὰ τοῦ Ὑογοήτου μετέχειν τι τοῦ μετρίου. ἀλλὰ γὰρ τὰ τῆσδε τῆς νυκτὸς ἀξιολογώτατα τοῦ βίου ἐδόκει τῴ</text:p>
            <text:p text:style-name="Table_20_Contents">Ἃρείᾳν οῦ γὰρ τόσον ηὐφράνθη οὔτε τῇ ἐπ’ ἶκαροσφαιρικῆς νίκῃ οὔτε τοῖς Χριστουγέννοις οὔθ’ ὅτε τὸν ὄρειον Τρωγλοδύτην ἀνέτρεψεν</text:p>
            <text:p text:style-name="Table_20_Contents">οὐδέποτε γὰρ τῆσδε τῆς νυκτὸς ἐπιλήσεσθαι μνήμῃ εἷς ἀεὶ σῴζων. ε( μνήμη δ’ οῦν οὐδεμία ἐγένετο αὐτῷ τῶν γε δοκιμασιῶν τὰ ἀποτελέσματα οὔπω μαθόντες. πυθόμενος δ’ ὅμως ἔμαθεν αὐτὸς</text:p>
            <text:p text:style-name="Table_20_Contents">μὲν συνάμα τῶ Ῥοῶνι παρ’ ἐλπίδα εῦ πεπραγώς, τὴν δέ Ἑρμιόνην ἀμέλει πρωτίστην ἀποβεβηκυῖαν ἁπάντων τῶν ἡλικιωτῶν. ἀλλὰ καὶ ὁ Νεφελώδης ηὐτύχησεν ἁμωσγέπως· βαθμὸν γὰρ μάλ’ ἐξαρκοῦντα ἔλαβεν ἐκ τῶν βοτανικῶν ἀντίρροπον γενόμενον τῷ ἐνδεεῖ ὂν ἔσχεν ἐκ τῶν πόσεων. ἤλπιζον μέντοι τὸν Κέρκοπα - δυσμάθειαν γὰρ παρεῖχεν ἴσην τῇ φαυλότητι - ἐκπεσεῖσθαι, ἀλλὰ</text:p>
            <text:p text:style-name="Table_20_Contents">καὶ οὗτος εὖ ἐπεπράγει. καὶ τοῦτο μὲν χαλεπῶς ἔφερον, νοῦν δ’ εἶχον πρὸς τὸν Ῥοῶνα εἰπόντα ὡς οὔποτ’ ἔστι παντὸς ἡμῖν τυγχ-άνειν βουλήματος.</text:p>
            <text:p text:style-name="Table_20_Contents"><text:soft-page-break/>καὶ οὐ διὰ μακροῦ εἶδες ἂν τοὺς μὲν πυργίσκους ἱματίων κεκενωμένους τὰς δέ κιβωτοὺς πεπληρωμένας. ἡ δέ Νεφελώδους φρύνη ηὑρέθη ἐν μυχῴ λουτρῶνος κρυπτομένη. οἶ δὲ μαθηταὶ</text:p>
            <text:p text:style-name="Table_20_Contents">ἐπιστολὰς ἐδέξαντο παραινούσας αὐτοῖς μὴ μαγγανεύειν διὰ τῆς ἀναπαύλης. ὁ δέ Φερέδικος Οἴμ’ ὡς ἐλπίζω ἀεί, ἔφη, τοὺς ἐν τέλει</text:p>
            <text:p text:style-name="Table_20_Contents">ἐπιλήσεσθαί ποτε δοῦναι ἡμῖν ταύτας. καὶ ὁ Ἁγριώδης παρῆν ἡγησόμενος αὐτοῖς πρὸς τὸ ναυτικὸν ἐκεῖνον ἐν ᾧ διὰ τῆς λίμνης</text:p>
            <text:p text:style-name="Table_20_Contents">πλεύσονται. κᾶπειτα εἷς τὴν ὠκύπορον ἀφ’ Ὑογοήτου ἁμαξο- στοιχίαν ἐμβάντες ἐλάλουν τε καὶ ἐγέλων, τῆς χώρας ἀεὶ χλωροτέρας καί κοσμιωτέρας γιγνομένης, κατὰ τάχος παριόντες</text:p>
            <text:p text:style-name="Table_20_Contents">τὰς τῶν Μυγάλων πόλεις μεταξὺ καταπίνοντες τῶν Βερτίου Βότου κυάμων τῶν παντογευστῶν. καὶ μεταμφιαζόμενοι τοὺς μέν μαγικοὺς ἐξεδύοντο τρίβωνας, ἐφεστρίδας δέ καὶ ἐνεδύοντο. καὶ</text:p>
            <text:p text:style-name="Table_20_Contents">εἰς τὴν τοῦ Σταυροῦ Βασιλείου ἀποβάθραν ἐννέα καὶ τὰ τρία τέταρτα ἀφικνοῦντο. ἀλλὰ πολὺν χρόνον ἔτι ἔδει διατρῖψαι πρὶν ἀπελθεῖν ἀπὸ τῆς</text:p>
            <text:p text:style-name="Table_20_Contents">ἀποβάθρας. φύλαξ γάρ τις ἄνθρωπος ὢν γεραίτατος παρὰ τὴν πυλίδα ἑστηκὼς ἔπραττεν ὅπως κατὰ σύνδυο οἱ μαθηταὶ παριόντες λήσονται τοῦς Μυγάλους ἐφ’ ὅσον ἐνδέχεται. τούτους γὰρ ἐτάραξαν ἂν στερροῦ διὰ τείχους ἐξαίφνης ὁμοῦ ἐκρήξαντες. καὶ ὁ Ῥοὼν ἔλεγεν ὅτι Ἀλλὰ βουλομένῳ μοι ἔστι ξενίζειν ὑμᾶς τοῦ θέρους. γλαῦκ’ οὖν πέμψω. 250 ΑΡΕιοΣ ΠοΤΗΡ</text:p>
            <text:p text:style-name="Table_20_Contents">ὁ δ’ Ἄρειος ἀπεκρίνατο Ἀλλὰ χάριν οἶδά σοι. κέχρημαι γὰρ τοιούτου τινὸς οὗ προσδοκᾶν ἔσται μοι ἡδομένῳ. ὠθισμὸς δ’ ἐγένετο πολὺς ἐν αὐτοῖς προχωροῦσιν ἐπὶ τὰς τῆς Μυγαλίας πύλας. καὶ οἶ μὲν ἐβόων ’Ἐρρωσο, ὦ Ἄρειε, οἱ δέ Χαῖρε,</text:p>
            <text:p text:style-name="Table_20_Contents">ὧ Ποτέρ, ὁ δ’ αὖ Ῥοών, Εὐδοκιμεῖς ἄρ’ ἔτι, ἔφη ὑπογελῶν. Οὐ δῆτα, ἔφη, ε”ν γ’ ἐκείνῳ τῷ τόπῳ οῖνῦν δὴ πορεύομαι. οὗτος δέ καὶ ὁ Ῥοῶν καί ἡ Ἑρμιόνη διὰ τὴς πυλίδος ὁμοῦ ἐβάδιζον. Ἰδού. ἐκεῖνον ὁρῶ, ὦ μάμμη, θεώρησον. ἡ μὲν γὰρ Γίννη ἐφώνει, ἡ τοῦ Ῥοῶνος ἀδελφή, τὸν δὲ Ῥοῶνα</text:p>
            <text:p text:style-name="Table_20_Contents">οὐκ ἐδακτυλοδείκτει. Ἰδοὺ ὁ Ἄρειος Ποτήρ, ἔφη κλάζουσα. θεώρησον δῆτα, ὁρῶ γάρ - Σίγα, ὦ Γίννη. καὶ φορτικόν ἐστι τὸ δακτυλοδεικτεῖν. καὶ ἡ Εῦισηλία ἐμειδία κατ’ αὐτούς. ῗΗ ἀσχολία τις τῆτες προσέπεσεν ὑμῖν,” Προσέπεσέν γε, ἦ δ’ ὃς ὁ ’Ἄρειος χάριν δέ οἶδά σοι πολλήν, ὦ Εὐισηλία, δούσῃ μοι τὸ ὕφασμα καὶ τὰ νώγαλα. Παρ’ οὐδέν ἐστιν, ῶ φίλε. τΩ οὗτος, ἄλλο τι ἦ ἑτοῖμος εἶ,· τοῦτ’ εἶπεν ὁ Δούρσλειος. Εἶτά μοι ἐπινόησον τὸν θεῖον <text:soft-page-break/>Φερνίονα ἐρυθρὸν ὄντα τὴν ὄψιν ὀλίγον τεύτλου διαφέρουσαν ὥσπερ καὶ πρὸ τοῦ, μύστακα δ’ ἔχοντα δασὺν ὥσπερ καὶ πρὸ τοῦ, ἀγανακτοῦντα δ’ αὖ τῷ Ἁρείῳ ὥσπερ καὶ πρὸ τοῦ ἄλλως τε καὶ τολμήσαντι γλαῦκ’ ἔχειν ἐν οἰκίσκῳ παρόντων</text:p>
            <text:p text:style-name="Table_20_Contents">ἅμα τῶν ἐπιτυχόντων πολλῶν. καὶ ὄπισθεν αὐτοῦ εἶδες ἂν τήν τε Πετουνίαν καὶ τὸν Δούδλιον, πάνυ φοβουμένους ἐπειδὴ τάχιστα τὸν Ἄρειον κατεῖδον δήπου. <text:s/>ἡ δ’ Εῦισηλία ἢκΗ που ὑμεῖς, ἔφη, οἶ συγγενεῖς οἱ τοῦ Ἁρείου; Εἰκός γε, ἔφη ὁ Δούρσλειος. καὶ πρός Σπεῦσον, ὧ παῖ, εἰπών,</text:p>
            <text:p text:style-name="Table_20_Contents">βραδύνεις γάρ, ἀπέβη. ὁ δ’ ’Άρειος χρονίζων ὅπως ἔσχατόν τι εἴπῃ τῷ Ῥοῶνι καὶ τῇ Ἑρμιόνῃ Τοῦ γε θέρους, ἔφη, ὁμιλήσω μεθ’ ὑμῶν. καὶ ἡ Ἑρμιόνη πεφροντικὸς βλέπων πρὸς τὸν Δούρσλειον ἀπιόντα - ἐθαύμαζε γὰρ εἴ τις εἰς τοσοῦτο ἀηδίας καὶ βαρύτητος ἀφίκετο - Εὐφραίνοιο δ’ οὖν σχολάζων, ἔφη. ὁ δ”Ἁρειος Εὐφρανοῦμαι δῆτα, ἔφη. καὶ ἐξ ἀπροσδοκήτου σεσ- ηρὸς ἐγέλα. Οὗτοι γοῦν, ἔφη, οὐκ ἴσασιν ἡμῖν ἀπόρρητον ὂν τὸ οἴκοι μαγγανεύειν. μέλλω γὰρ τούτου τοῦ θέρους εἰς θυμηδίαν τὸν Δούδλιον πολλὰ δὴ βουκολήσειν.</text:p>
          </table:table-cell>
          <table:table-cell table:style-name="Table1.A1" office:value-type="string">
            <text:p text:style-name="Table_20_Contents"/>
            <text:p text:style-name="Table_20_Contents">"You're too nosy to live, Potter. Scurrying around the school on Halloween like that, for all I knew you'd seen me coming to look at what was guarding the Stone."</text:p>
            <text:p text:style-name="Table_20_Contents">"You let the troll in?"</text:p>
            <text:p text:style-name="Table_20_Contents">"Certainly. I have a special gift with trolls -- you must have seen what I did to the one in the chamber back there? Unfortunately, while everyone else was running around looking for it, Snape, who already suspected me, went straight to the third floor to head me off -- and not only did my troll fail to beat you to death, that three-headed dog didn't even manage to bite Snape's leg off properly.</text:p>
            <text:p text:style-name="Table_20_Contents">"Now, wait quietly, Potter. I need to examine this interesting mirror.</text:p>
            <text:p text:style-name="Table_20_Contents">It was only then that Harry realized what was standing behind Quirrell.</text:p>
            <text:p text:style-name="Table_20_Contents">It was the Mirror of Erised.</text:p>
            <text:p text:style-name="Table_20_Contents">"This mirror is the key to finding the Stone," Quirrell murmured, tapping his way around the frame. "Trust Dumbledore to come up with something like this... but he's in London... I'll be far away by the time he gets back...."</text:p>
            <text:p text:style-name="Table_20_Contents">All Harry could think of doing was to keep Quirrell talking and stop him from concentrating on the mirror.</text:p>
            <text:p text:style-name="Table_20_Contents">"I saw you and Snape in the forest --" he blurted out.</text:p>
            <text:p text:style-name="Table_20_Contents">"Yes," said Quirrell idly, walking around the mirror to look at the back. "He was on to me by that time, trying to find out how far I'd got.</text:p>
            <text:p text:style-name="Table_20_Contents">He suspected me all along. Tried to frighten me - as though he could, when I had Lord Voldemort on my side...."</text:p>
            <text:p text:style-name="Table_20_Contents">Quirrell came back out from behind the mirror and stared hungrily into it.</text:p>
            <text:p text:style-name="Table_20_Contents">"I see the Stone... I'm presenting it to my master... but where is it?"</text:p>
            <text:p text:style-name="Table_20_Contents">Harry struggled against the ropes binding him, but they didn't give. He had to keep Quirrell from giving his whole attention to the mirror.</text:p>
            <text:p text:style-name="Table_20_Contents">"But Snape always seemed to hate me so much."</text:p>
            <text:p text:style-name="Table_20_Contents"><text:soft-page-break/>"Oh, he does," said Quirrell casually, "heavens, yes. He was at Hogwarts with your father, didn't you know? They loathed each other. But he never wanted you dead."</text:p>
            <text:p text:style-name="Table_20_Contents">"But I heard you a few days ago, sobbing -- I thought Snape was threatening you...."</text:p>
            <text:p text:style-name="Table_20_Contents">For the first time, a spasm of fear flitted across Quirrell's face.</text:p>
            <text:p text:style-name="Table_20_Contents">"Sometimes," he said, "I find it hard to follow my master's instructions -- he is a great wizard and I am weak --"</text:p>
            <text:p text:style-name="Table_20_Contents">"You mean he was there in the classroom with you?" Harry gasped.</text:p>
            <text:p text:style-name="Table_20_Contents">"He is with me wherever I go," said Quirrell quietly. "I met him when I traveled around the world. A foolish young man I was then, full of ridiculous ideas about good and evil. Lord Voldemort showed me how wrong I was. There is no good and evil, there is only power, and those too weak to seek it.... Since then, I have served him faithfully, although I have let him down many times. He has had to be very hard on me."</text:p>
            <text:p text:style-name="Table_20_Contents">Quirrell shivered suddenly. "He does not forgive mistakes easily. When I failed to steal the stone from Gringotts, he was most displeased. He punished me... decided he would have to keep a closer watch on me...."</text:p>
            <text:p text:style-name="Table_20_Contents">Quirrell's voice trailed away. Harry was remembering his trip to Diagon Alley -how could he have been so stupid? He'd seen Quirrell there that very day, shaken hands with him in the Leaky Cauldron.</text:p>
            <text:p text:style-name="Table_20_Contents">Quirrell cursed under his breath.</text:p>
            <text:p text:style-name="Table_20_Contents">"I don't understand... is the Stone inside the mirror? Should I break it?"</text:p>
            <text:p text:style-name="Table_20_Contents">Harry's mind was racing.</text:p>
            <text:p text:style-name="Table_20_Contents">What I want more than anything else in the world at the moment, he thought, is to find the Stone before Quirrell does. So if I look in the mirror, I should see myseff finding it -- which means I'll see where it's hidden! But how can I look without Quirrell realizing what I'm up to? He tried to edge to the left, to get in front of the glass without Quirrell noticing, but the ropes around his ankles were too tight: he tripped and fell over. Quirrell ignored him. He was still talking to himself. "What does this mirror do? How does it work? Help me, Master!"</text:p>
            <text:p text:style-name="Table_20_Contents">And to Harry's horror, a voice answered, and the <text:soft-page-break/>voice seemed to come from Quirrell himself "Use the boy... Use the boy..."</text:p>
            <text:p text:style-name="Table_20_Contents">Quirrell rounded on Harry.</text:p>
            <text:p text:style-name="Table_20_Contents">"Yes -- Potter -- come here."</text:p>
            <text:p text:style-name="Table_20_Contents">He clapped his hands once, and the ropes binding Harry fell off. Harry got slowly to his feet.</text:p>
            <text:p text:style-name="Table_20_Contents">"Come here," Quirrell repeated. "Look in the mirror and tell me what you see."</text:p>
            <text:p text:style-name="Table_20_Contents">Harry walked toward him.</text:p>
            <text:p text:style-name="Table_20_Contents">I must lie, he thought desperately. I must look and lie about what I see, that's all.</text:p>
            <text:p text:style-name="Table_20_Contents">Quirrell moved close behind him. Harry breathed in the funny smell that seemed to come from Quirrell's turban. He closed his eyes, stepped in front of the mirror, and opened them again.</text:p>
            <text:p text:style-name="Table_20_Contents">He saw his reflection, pale and scared-looking at first. But a moment later, the reflection smiled at him. It put its hand into its pocket and pulled out a blood-red stone. It winked and put the Stone back in its pocket -- and as it did so, Harry felt something heavy drop into his real pocket. Somehow -- incredibly -- he'd gotten the Stone.</text:p>
            <text:p text:style-name="Table_20_Contents">"Well?" said Quirrell impatiently. "What do you see?"</text:p>
            <text:p text:style-name="Table_20_Contents">Harry screwed up his courage.</text:p>
            <text:p text:style-name="Table_20_Contents">"I see myself shaking hands with Dumbledore," he invented. "I -- I've won the house cup for Gryffindor."</text:p>
            <text:p text:style-name="Table_20_Contents">Quirrell cursed again.</text:p>
            <text:p text:style-name="Table_20_Contents">"Get out of the way," he said. As Harry moved aside, he felt the Sorcerer's Stone against his leg. Dare he make a break for it? But he hadn't walked five paces before a high voice spoke, though Quirrell wasn't moving his lips.</text:p>
            <text:p text:style-name="Table_20_Contents">"He lies... He lies..."</text:p>
            <text:p text:style-name="Table_20_Contents">"Potter, come back here!" Quirrell shouted. "Tell me the truth! What did you just see?"</text:p>
            <text:p text:style-name="Table_20_Contents">The high voice spoke again.</text:p>
            <text:p text:style-name="Table_20_Contents">"Let me speak to him... face-to-face..."</text:p>
            <text:p text:style-name="Table_20_Contents">"Master, you are not strong enough!"</text:p>
            <text:p text:style-name="Table_20_Contents">"I have strength enough... for this...."</text:p>
            <text:p text:style-name="Table_20_Contents">Harry felt as if Devil's Snare was rooting him to the spot. He couldn't move a muscle. Petrified, he watched as Quirrell reached up and began to unwrap his turban. What was going on? The turban fell away. Quirrell's head looked strangely small without it. Then he turned slowly on the spot.</text:p>
            <text:p text:style-name="Table_20_Contents">Harry would have screamed, but he couldn't make a sound. Where there should have been a back to <text:soft-page-break/>Quirrell's head, there was a face, the most terrible face Harry had ever seen. It was chalk white with glaring red eyes and slits for nostrils, like a snake.</text:p>
            <text:p text:style-name="Table_20_Contents">"Harry Potter..." it whispered.</text:p>
            <text:p text:style-name="Table_20_Contents">Harry tried to take a step backward but his legs wouldn't move.</text:p>
            <text:p text:style-name="Table_20_Contents">"See what I have become?" the face said. "Mere shadow and vapor ... I have form only when I can share another's body... but there have always been those willing to let me into their hearts and minds.... Unicorn blood has strengthened me, these past weeks... you saw faithful Quirrell drinking it for me in the forest... and once I have the Elixir of Life, I will be able to create a body of my own.... Now... why don't you give me that Stone in your pocket?"</text:p>
            <text:p text:style-name="Table_20_Contents">So he knew. The feeling suddenly surged back into Harry's legs. He stumbled backward.</text:p>
            <text:p text:style-name="Table_20_Contents">"Don't be a fool," snarled the face. "Better save your own life and join me... or you'll meet the same end as your parents.... They died begging me for mercy..."</text:p>
            <text:p text:style-name="Table_20_Contents">"LIAR!" Harry shouted suddenly.</text:p>
            <text:p text:style-name="Table_20_Contents">Quirrell was walking backward at him, so that Voldemort could still see him. The evil face was now smiling.</text:p>
            <text:p text:style-name="Table_20_Contents">"How touching..." it hissed. "I always value bravery... Yes, boy, your parents were brave.... I killed your father first; and he put up a courageous fight... but your mother needn't have died... she was trying to protect you.... Now give me the Stone, unless you want her to have died in vain."</text:p>
            <text:p text:style-name="Table_20_Contents">"NEVER!"</text:p>
            <text:p text:style-name="Table_20_Contents">Harry sprang toward the flame door, but Voldemort screamed "SEIZE HIM!"</text:p>
            <text:p text:style-name="Table_20_Contents">and the next second, Harry felt Quirrell's hand close on his wrist. At once, a needle-sharp pain seared across Harry's scar; his head felt as though it was about to split in two; he yelled, struggling with all his might, and to his surprise, Quirrell let go of him. The pain in his head lessened -- he looked around wildly to see where Quirrell had gone, and saw him hunched in pain, looking at his fingers -- they were blistering before his eyes.</text:p>
            <text:p text:style-name="Table_20_Contents">"Seize him! SEIZE HIM!" shrieked Voldemort again, and Quirrell lunged, knocking Harry clean off his feet' landing on top of him, both hands around Harry's neck -- Harry's scar was almost blinding him with pain, yet he could see Quirrell <text:soft-page-break/>howling in agony.</text:p>
            <text:p text:style-name="Table_20_Contents">"Master, I cannot hold him -- my hands -- my hands!"</text:p>
            <text:p text:style-name="Table_20_Contents">And Quirrell, though pinning Harry to the ground with his knees, let go of his neck and stared, bewildered, at his own palms -- Harry could see they looked burned, raw, red, and shiny.</text:p>
            <text:p text:style-name="Table_20_Contents">"Then kill him, fool, and be done!" screeched Voldemort.</text:p>
            <text:p text:style-name="Table_20_Contents">Quirrell raised his hand to perform a deadly curse, but Harry, by instinct, reached up and grabbed Quirrell's face -- "AAAARGH!"</text:p>
            <text:p text:style-name="Table_20_Contents">Quirrell rolled off him, his face blistering, too, and then Harry knew: Quirrell couldn't touch his bare skin, not without suffering terrible pain -- his only chance was to keep hold of Quirrell, keep him in enough pain to stop him from doing a curse.</text:p>
            <text:p text:style-name="Table_20_Contents">Harry jumped to his feet, caught Quirrell by the arm, and hung on as tight as he could. Quirrell screamed and tried to throw Harry off -- the pain in Harry's head was building -- he couldn't see -- he could only hear Quirrell's terrible shrieks and Voldemort's yells of, "KILL HIM! KILL HIM!" and other voices, maybe in Harry's own head, crying, "Harry! Harry!"</text:p>
            <text:p text:style-name="Table_20_Contents">He felt Quirrell's arm wrenched from his grasp, knew all was lost, and fell into blackness, down ... down... down...</text:p>
            <text:p text:style-name="Table_20_Contents">Something gold was glinting just above him. The Snitch! He tried to catch it, but his arms were too heavy.</text:p>
            <text:p text:style-name="Table_20_Contents">He blinked. It wasn't the Snitch at all. It was a pair of glasses. How strange.</text:p>
            <text:p text:style-name="Table_20_Contents">He blinked again. The smiling face of Albus Dumbledore swam into view above him.</text:p>
            <text:p text:style-name="Table_20_Contents">"Good afternoon, Harry," said Dumbledore. Harry stared at him. Then he remembered: "Sir! The Stone! It was Quirrell! He's got the Stone! Sir, quick --"</text:p>
            <text:p text:style-name="Table_20_Contents">"Calm yourself, dear boy, you are a little behind the times," said Dumbledore. "Quirrell does not have the Stone."</text:p>
            <text:p text:style-name="Table_20_Contents">"Then who does? Sir, I --"</text:p>
            <text:p text:style-name="Table_20_Contents">"Harry, please relax, or Madam Pomfrey will have me thrown out.</text:p>
            <text:p text:style-name="Table_20_Contents">Harry swallowed and looked around him. He realized he must be in the hospital wing. He was lying in a bed with white linen sheets, and next to him was a table piled high with what looked like <text:soft-page-break/>half the candy shop.</text:p>
            <text:p text:style-name="Table_20_Contents">"Tokens from your friends and admirers," said Dumbledore, beaming. "What happened down in the dungeons between you and Professor Quirrell is a complete secret, so, naturally, the whole school knows. I believe your friends Misters Fred and George Weasley were responsible for trying to send you a toilet seat. No doubt they thought it would amuse you. Madam Pomfrey, however, felt it might not be very hygienic, and confiscated it."</text:p>
            <text:p text:style-name="Table_20_Contents">"How long have I been in here?"</text:p>
            <text:p text:style-name="Table_20_Contents">"Three days. Mr. Ronald Weasley and Miss Granger will be most relieved you have come round, they have been extremely worried."</text:p>
            <text:p text:style-name="Table_20_Contents">"But sit, the Stone I see you are not to be distracted. Very well, the Stone. Professor Quirrell did not manage to take it from you. I arrived in time to prevent that, although you were doing very well on your own, I must say.</text:p>
            <text:p text:style-name="Table_20_Contents">"You got there? You got Hermione's owl?"</text:p>
            <text:p text:style-name="Table_20_Contents">"We must have crossed in midair. No sooner had I reached London than it became clear to me that the place I should be was the one I had just left. I arrived just in time to pull Quirrell off you."</text:p>
            <text:p text:style-name="Table_20_Contents">"It was you."</text:p>
            <text:p text:style-name="Table_20_Contents">"I feared I might be too late."</text:p>
            <text:p text:style-name="Table_20_Contents">"You nearly were, I couldn't have kept him off the Stone much longer --"</text:p>
            <text:p text:style-name="Table_20_Contents">"Not the Stone, boy, you -- the effort involved nearly killed you. For one terrible moment there, I was afraid it had. As for the Stone, it has been destroyed."</text:p>
            <text:p text:style-name="Table_20_Contents">"Destroyed?" said Harry blankly. "But your friend -- Nicolas Flamel --"</text:p>
            <text:p text:style-name="Table_20_Contents">"Oh, you know about Nicolas?" said Dumbledore, sounding quite delighted.</text:p>
            <text:p text:style-name="Table_20_Contents">"You did do the thing properly, didn't you? Well, Nicolas and I have had a little chat, and agreed it's all for the best."</text:p>
            <text:p text:style-name="Table_20_Contents">"But that means he and his wife will die, won't they?"</text:p>
            <text:p text:style-name="Table_20_Contents">"They have enough Elixir stored to set their affairs in order and then, yes, they will die."</text:p>
            <text:p text:style-name="Table_20_Contents">Dumbledore smiled at the look of amazement on Harry's face.</text:p>
            <text:p text:style-name="Table_20_Contents">"To one as young as you, I'm sure it seems incredible, but to Nicolas and Perenelle, it really is like going to bed after a very, very long day. After all, to the well-organized mind, death is but the <text:soft-page-break/>next great adventure. You know, the Stone was really not such a wonderful thing. As much money and life as you could want! The two things most human beings would choose above all -- the trouble is, humans do have a knack of choosing precisely those things that are worst for them." Harry lay there, lost for words. Dumbledore hummed a little and smiled at the ceiling.</text:p>
            <text:p text:style-name="Table_20_Contents">"Sir?" said Harry. "I've been thinking... sir -- even if the Stone's gone, Vol-, I mean, You-Know- Who --"</text:p>
            <text:p text:style-name="Table_20_Contents">"Call him Voldemort, Harry. Always use the proper name for things. Fear of a name increases fear of the thing itself."</text:p>
            <text:p text:style-name="Table_20_Contents">"Yes, sir. Well, Voldemort's going to try other ways of coming back, isn't he? I mean, he hasn't gone, has he?"</text:p>
            <text:p text:style-name="Table_20_Contents">"No, Harry, he has not. He is still out there somewhere, perhaps looking for another body to share... not being truly alive, he cannot be killed.</text:p>
            <text:p text:style-name="Table_20_Contents">He left Quirrell to die; he shows just as little mercy to his followers as his enemies. Nevertheless, Harry, while you may only have delayed his return to power, it will merely take someone else who is prepared to fight what seems a losing battle next time -- and if he is delayed again, and again, why, he may never return to power."</text:p>
            <text:p text:style-name="Table_20_Contents">Harry nodded, but stopped quickly, because it made his head hurt. Then he said, "Sir, there are some other things I'd like to know, if you can tell me... things I want to know the truth about...."</text:p>
            <text:p text:style-name="Table_20_Contents">"The truth." Dumbledore sighed. "It is a beautiful and terrible thing, and should therefore be treated with great caution. However, I shall answer your questions unless I have a very good reason not to, in which case I beg you'll forgive me. I shall not, of course, lie."</text:p>
            <text:p text:style-name="Table_20_Contents">"Well... Voldemort said that he only killed my mother because she tried to stop him from killing me. But why would he want to kill me in the first place?"</text:p>
            <text:p text:style-name="Table_20_Contents">Dumbledore sighed very deeply this time.</text:p>
            <text:p text:style-name="Table_20_Contents">"Alas, the first thing you ask me, I cannot tell you. Not today. Not now. You will know, one day... put it from your mind for now, Harry.</text:p>
            <text:p text:style-name="Table_20_Contents">When you are older... I know you hate to hear this... when you are ready, you will know."</text:p>
            <text:p text:style-name="Table_20_Contents">And Harry knew it would be no good to argue.</text:p>
            <text:p text:style-name="Table_20_Contents">"But why couldn't Quirrell touch me?"</text:p>
            <text:p text:style-name="Table_20_Contents"><text:soft-page-break/>"Your mother died to save you. If there is one thing Voldemort cannot understand, it is love. He didn't realize that love as powerful as your mother's for you leaves its own mark. Not a scar, no visible sign... to have been loved so deeply, even though the person who loved us is gone, will give us some protection forever. It is in your very skin. Quirrell, full of hatred, greed, and ambition, sharing his soul with Voldemort, could not touch you for this reason. It was agony to touch a person marked by something so good."</text:p>
            <text:p text:style-name="Table_20_Contents">Dumbledore now became very interested in a bird out on the windowsill, which gave Harry time to dry his eyes on the sheet. When he had found his voice again, Harry said, "And the invisibility cloak - do you know who sent it to me?"</text:p>
            <text:p text:style-name="Table_20_Contents">"Ah - your father happened to leave it in my possession, and I thought you might like it." Dumbledore's eyes twinkled. "Useful things... your father used it mainly for sneaking off to the kitchens to steal food when he was here."</text:p>
            <text:p text:style-name="Table_20_Contents">"And there's something else..."</text:p>
            <text:p text:style-name="Table_20_Contents">"Fire away."</text:p>
            <text:p text:style-name="Table_20_Contents">"Quirrell said Snape --"</text:p>
            <text:p text:style-name="Table_20_Contents">"Professor Snape, Harry." "Yes, him -- Quirrell said he hates me because he hated my father. Is that true?"</text:p>
            <text:p text:style-name="Table_20_Contents">"Well, they did rather detest each other. Not unlike yourself and Mr. Malfoy. And then, your father did something Snape could never forgive."</text:p>
            <text:p text:style-name="Table_20_Contents">"What?"</text:p>
            <text:p text:style-name="Table_20_Contents">"He saved his life."</text:p>
            <text:p text:style-name="Table_20_Contents">"What?"</text:p>
            <text:p text:style-name="Table_20_Contents">"Yes..." said Dumbledore dreamily. "Funny, the way people's minds work, isn't it? Professor Snape couldn't bear being in your father's debt....</text:p>
            <text:p text:style-name="Table_20_Contents">I do believe he worked so hard to protect you this year because he felt that would make him and your father even. Then he could go back to hating your father's memory in peace...."</text:p>
            <text:p text:style-name="Table_20_Contents">Harry tried to understand this but it made his head pound, so he stopped.</text:p>
            <text:p text:style-name="Table_20_Contents">"And sir, there's one more thing..."</text:p>
            <text:p text:style-name="Table_20_Contents">"Just the one?"</text:p>
            <text:p text:style-name="Table_20_Contents">"How did I get the Stone out of the mirror?"</text:p>
            <text:p text:style-name="Table_20_Contents">"Ah, now, I'm glad you asked me that. It was one of my more brilliant ideas, and between you and me, that's saying something. You see, only one who wanted to find the Stone -- find it, but not use it -- <text:soft-page-break/>would be able to get it, otherwise they'd just see themselves making gold or drinking Elixir of Life. My brain surprises even me sometimes.... Now, enough questions. I suggest you make a start on these sweets. Ah! Bettie Bott's Every Flavor Beans! I was unfortunate enough in my youth to come across a vomitflavored one, and since then I'm afraid I've rather lost my liking for them -- but I think I'll be safe with a nice toffee, don't you?"</text:p>
            <text:p text:style-name="Table_20_Contents">He smiled and popped the golden-brown bean into his mouth. Then he choked and said, "Alas! Ear wax!"</text:p>
            <text:p text:style-name="Table_20_Contents">Madam Pomfrey, the nurse, was a nice woman, but very strict.</text:p>
            <text:p text:style-name="Table_20_Contents">"Just five minutes," Harry pleaded.</text:p>
            <text:p text:style-name="Table_20_Contents">"Absolutely not."</text:p>
            <text:p text:style-name="Table_20_Contents">"You let Professor Dumbledore in..."</text:p>
            <text:p text:style-name="Table_20_Contents">"Well, of course, that was the headmaster, quite different. You need rest."</text:p>
            <text:p text:style-name="Table_20_Contents">"I am resting, look, lying down and everything. Oh, go on, Madam Pomfrey..."</text:p>
            <text:p text:style-name="Table_20_Contents">"Oh, very well," she said. "But five minutes only."</text:p>
            <text:p text:style-name="Table_20_Contents">And she let Ron and Hermione in.</text:p>
            <text:p text:style-name="Table_20_Contents">"Harry!"</text:p>
            <text:p text:style-name="Table_20_Contents">Hermione looked ready to fling her arms around him again, but Harry was glad she held herself in as his head was still very sore.</text:p>
            <text:p text:style-name="Table_20_Contents">"Oh, Harry, we were sure you were going to -- Dumbledore was so worried --"</text:p>
            <text:p text:style-name="Table_20_Contents">"The whole school's talking about it," said Ron. "What really happened?"</text:p>
            <text:p text:style-name="Table_20_Contents">It was one of those rare occasions when the true story is even more strange and exciting than the wild rumors. Harry told them everything: Quirrell; the mirror; the Stone; and Voldemort. Ron and Hermione were a very good audience; they gasped in all the right places, and when Harry told them what was under Quirrell's turban, Hermione screamed out loud.</text:p>
            <text:p text:style-name="Table_20_Contents">"So the Stone's gone?" said Ron finally. "Flamel's just going to die?"</text:p>
            <text:p text:style-name="Table_20_Contents">"That's what I said, but Dumbledore thinks that -- what was it? -- 'to the well-organized mind, death is but the next great adventure.</text:p>
            <text:p text:style-name="Table_20_Contents">"I always said he was off his rocker," said Ron, looking quite impressed at how crazy his hero was.</text:p>
            <text:p text:style-name="Table_20_Contents">"So what happened to you two?" said Harry.</text:p>
            <text:p text:style-name="Table_20_Contents">"Well, I got back all right," said Hermione. "I brought Ron round -- that took a while -- and we <text:soft-page-break/>were dashing up to the owlery to contact Dumbledore when we met him in the entrance hall -- he already knew -- he just said, 'Harry's gone after him, hasn't he?' and hurtled off to the third floor."</text:p>
            <text:p text:style-name="Table_20_Contents">"D'you think he meant you to do it?" said Ron. "Sending you your father's cloak and everything?"</text:p>
            <text:p text:style-name="Table_20_Contents">"Well, " Hermione exploded, "if he did -- I mean to say that's terrible -- you could have been killed."</text:p>
            <text:p text:style-name="Table_20_Contents">"No, it isn't," said Harry thoughtfully. "He's a funny man, Dumbledore.</text:p>
            <text:p text:style-name="Table_20_Contents">I think he sort of wanted to give me a chance. I think he knows more or less everything that goes on here, you know. I reckon he had a pretty good idea we were going to try, and instead of stopping us, he just taught us enough to help. I don't think it was an accident he let me find out how the mirror worked. It's almost like he thought I had the right to face Voldemort if I could...."</text:p>
            <text:p text:style-name="Table_20_Contents">"Yeah, Dumbledore's off his rocker, all right," said Ron proudly.</text:p>
            <text:p text:style-name="Table_20_Contents">"Listen, you've got to be up for the end-of-year feast tomorrow. The points are all in and Slytherin won, of course -- you missed the last Quidditch match, we were steamrollered by Ravenclaw without you -- but the food'll be good."</text:p>
            <text:p text:style-name="Table_20_Contents">At that moment, Madam Pomfrey bustled over.</text:p>
            <text:p text:style-name="Table_20_Contents">"You've had nearly fifteen minutes, now OUT" she said firmly.</text:p>
            <text:p text:style-name="Table_20_Contents">After a good night's sleep, Harry felt nearly back to normal.</text:p>
            <text:p text:style-name="Table_20_Contents">I want to go to the feast," he told Madam Pomfrey as she straightened his many candy boxes. I can, can't I?"</text:p>
            <text:p text:style-name="Table_20_Contents">"Professor Dumbledore says you are to be allowed to go," she said stiffily, as though in her opinion Professor Dumbledore didn't realize how risky feasts could be. "And you have another visitor."</text:p>
            <text:p text:style-name="Table_20_Contents">"Oh, good," said Harry. "Who is it?"</text:p>
            <text:p text:style-name="Table_20_Contents">Hagrid sidled through the door as he spoke. As usual when he was indoors, Hagrid looked too big to be allowed. He sat down next to Harry, took one look at him, and burst into tears.</text:p>
            <text:p text:style-name="Table_20_Contents">"It's -- all -- my -- ruddy -- fault!" he sobbed, his face in his hands.</text:p>
            <text:p text:style-name="Table_20_Contents">I told the evil git how ter get past Fluffy! I told him! It was the only thing he didn't know, an' I told him! Yeh could've died! All fer a dragon egg! I'll never drink again! I should be chucked out an' <text:soft-page-break/>made ter live as a Muggle!"</text:p>
            <text:p text:style-name="Table_20_Contents">"Hagrid!" said Harry, shocked to see Hagrid shaking with grief and remorse, great tears leaking down into his beard. "Hagrid, he'd have found out somehow, this is Voldemort we're talking about, he'd have found out even if you hadn't told him."</text:p>
            <text:p text:style-name="Table_20_Contents">"Yeh could've died!" sobbed Hagrid. "An' don' say the name!"</text:p>
            <text:p text:style-name="Table_20_Contents">"VOLDEMORT!" Harry bellowed, and Hagrid was so shocked, he stopped crying. "I've met him and I'm calling him by his name. Please cheer up, Hagrid, we saved the Stone, it's gone, he can't use it. Have a Chocolate Frog, I've got loads...."</text:p>
            <text:p text:style-name="Table_20_Contents">Hagrid wiped his nose on the back of his hand and said, "That reminds me. I've got yeh a present."</text:p>
            <text:p text:style-name="Table_20_Contents">"It's not a stoat sandwich, is it?" said Harry anxiously, and at last Hagrid gave a weak chuckle. "Nah. Dumbledore gave me the day off yesterday ter fix it. 'Course, he shoulda sacked me instead -- anyway, got yeh this..."</text:p>
            <text:p text:style-name="Table_20_Contents">It seemed to be a handsome, leather-covered book. Harry opened it curiously. It was full of wizard photographs. Smiling and waving at him from every page were his mother and father.</text:p>
            <text:p text:style-name="Table_20_Contents">"Sent owls off ter all yer parents' old school friends, askin' fer photos... knew yeh didn' have any... d'yeh like it?"</text:p>
            <text:p text:style-name="Table_20_Contents">Harry couldn't speak, but Hagrid understood.</text:p>
            <text:p text:style-name="Table_20_Contents">Harry made his way down to the end-of-year feast alone that night. He had been held up by Madam Pomfrey's fussing about, insisting on giving him one last checkup, so the Great Hall was already full. It was decked out in the Slytherin colors of green and silver to celebrate Slytherin's winning the house cup for the seventh year in a row. A huge banner showing the Slytherin serpent covered the wall behind the High Table.</text:p>
            <text:p text:style-name="Table_20_Contents">When Harry walked in there was a sudden hush, and then everybody started talking loudly at once. He slipped into a seat between Ron and Hermione at the Gryffindor table and tried to ignore the fact that people were standing up to look at him.</text:p>
            <text:p text:style-name="Table_20_Contents">Fortunately, Dumbledore arrived moments later. The babble died away.</text:p>
            <text:p text:style-name="Table_20_Contents">"Another year gone!" Dumbledore said cheerfully. "And I must trouble you with an old man's wheezing waffle before we sink our teeth into our delicious feast. What a year it has been! Hopefully your heads are all a little fuller than they were... <text:soft-page-break/>you have the whole summer ahead to get them nice and empty before next year starts....</text:p>
            <text:p text:style-name="Table_20_Contents">"Now, as I understand it, the house cup here needs awarding, and the points stand thus: In fourth place, Gryffindor, with three hundred and twelve points; in third, Hufflepuff, with three hundred and fifty-two; Ravenclaw has four hundred and twenty-six and Slytherin, four hundred and seventy- two."</text:p>
            <text:p text:style-name="Table_20_Contents">A storm of cheering and stamping broke out from the Slytherin table.</text:p>
            <text:p text:style-name="Table_20_Contents">Harry could see Draco Malfoy banging his goblet on the table. It was a sickening sight.</text:p>
            <text:p text:style-name="Table_20_Contents">"Yes, Yes, well done, Slytherin," said Dumbledore. "However, recent events must be taken into account."</text:p>
            <text:p text:style-name="Table_20_Contents">The room went very still. The Slytherins' smiles faded a little.</text:p>
            <text:p text:style-name="Table_20_Contents">"Ahem," said Dumbledore. "I have a few last-minute points to dish out.</text:p>
            <text:p text:style-name="Table_20_Contents">Let me see. Yes...</text:p>
            <text:p text:style-name="Table_20_Contents">"First -- to Mr. Ronald Weasley..."</text:p>
            <text:p text:style-name="Table_20_Contents">Ron went purple in the face; he looked like a radish with a bad sunburn.</text:p>
            <text:p text:style-name="Table_20_Contents">"...for the best-played game of chess Hogwarts has seen in many years, I award Gryffindor house fifty points."</text:p>
            <text:p text:style-name="Table_20_Contents">Gryffindor cheers nearly raised the bewitched ceiling; the stars overhead seemed to quiver. Percy could be heard telling the other prefects, "My brother, you know! My youngest brother! Got past McGonagall's giant chess set!"</text:p>
            <text:p text:style-name="Table_20_Contents">At last there was silence again.</text:p>
            <text:p text:style-name="Table_20_Contents">"Second -- to Miss Hermione Granger... for the use of cool logic in the face of fire, I award Gryffindor house fifty points."</text:p>
            <text:p text:style-name="Table_20_Contents">Hermione buried her face in her arms; Harry strongly suspected she had burst into tears. Gryffindors up and down the table were beside themselves -- they were a hundred points up. "Third -- to Mr. Harry Potter..." said Dumbledore. The room went deadly quiet for pure nerve and outstanding courage, I award Gryffindor house sixty points."</text:p>
            <text:p text:style-name="Table_20_Contents">The din was deafening. Those who could add up while yelling themselves hoarse knew that Gryffindor now had four hundred and seventy-two points -- exactly the same as Slytherin. They had tied for the house cup -- if only Dumbledore had given Harry just one more point.</text:p>
            <text:p text:style-name="Table_20_Contents"><text:soft-page-break/>Dumbledore raised his hand. The room gradually fell silent.</text:p>
            <text:p text:style-name="Table_20_Contents">"There are all kinds of courage," said Dumbledore, smiling. "It takes a great deal of bravery to stand up to our enemies, but just as much to stand up to our friends. I therefore award ten points to Mr. Neville Longbottom."</text:p>
            <text:p text:style-name="Table_20_Contents">Someone standing outside the Great Hall might well have thought some sort of explosion had taken place, so loud was the noise that erupted from the Gryffindor table. Harry, Ron, and Hermione stood up to yell and cheer as Neville, white with shock, disappeared under a pile of people hugging him. He had never won so much as a point for Gryffindor before.</text:p>
            <text:p text:style-name="Table_20_Contents">Harry, still cheering, nudged Ron in the ribs and pointed at Malfoy, who couldn't have looked more stunned and horrified if he'd just had the Body-Bind Curse put on him.</text:p>
            <text:p text:style-name="Table_20_Contents">"Which means, Dumbledore called over the storm of applause, for even Ravenclaw and Hufflepuff were celebrating the downfall of Slytherin, "we need a little change of decoration."</text:p>
            <text:p text:style-name="Table_20_Contents">He clapped his hands. In an instant, the green hangings became scarlet and the silver became gold; the huge Slytherin serpent vanished and a towering Gryffindor lion took its place. Snape was shaking Professor McGonagall's hand, with a horrible, forced smile. He caught Harry's eye and Harry knew at once that Snape's feelings toward him hadn't changed one jot. This didn't worry Harry. It seemed as though life would be back to normal next year, or as normal as it ever was at Hogwarts.</text:p>
            <text:p text:style-name="Table_20_Contents">It was the best evening of Harry's life, better than winning at Quidditch, or Christmas, or knocking out mountain trolls... he would never, ever forget tonight.</text:p>
            <text:p text:style-name="Table_20_Contents">Harry had almost forgotten that the exam results were still to come, but come they did. To their great surprise, both he and Ron passed with good marks; Hermione, of course, had the best grades of the first years. Even Neville scraped through, his good Herbology mark making up for his abysmal Potions one. They had hoped that Goyle, who was almost as stupid as he was mean, might be thrown out, but he had passed, too. It was a shame, but as Ron said, you couldn't have everything in life.</text:p>
            <text:p text:style-name="Table_20_Contents">And suddenly, their wardrobes were empty, their <text:soft-page-break/>trunks were packed, Neville's toad was found lurking in a corner of the toilets; notes were handed out to all students, warning them not to use magic over the holidays ("I always hope they'll forget to give us these," said Fred Weasley sadly); Hagrid was there to take them down to the fleet of boats that sailed across the lake; they were boarding the Hogwarts Express; talking and laughing as the countryside became greener and tidier; eating Bettie Bott's Every Flavor Beans as they sped past Muggle towns; pulling off their wizard robes and putting on jackets and coats; pulling into platform nine and three-quarters at King's Cross Station.</text:p>
            <text:p text:style-name="Table_20_Contents"/>
            <text:p text:style-name="Table_20_Contents">"You must come and stay this summer," said Ron, "both of you -- I'll send you an owl."</text:p>
            <text:p text:style-name="Table_20_Contents">"Thanks," said Harry, "I'll need something to look forward to." People jostled them as they moved forward toward the gateway back to the Muggle world. Some of them called: "Bye, Harry!"</text:p>
            <text:p text:style-name="Table_20_Contents">"See you, Potter!"</text:p>
            <text:p text:style-name="Table_20_Contents">"Still famous," said Ron, grinning at him.</text:p>
            <text:p text:style-name="Table_20_Contents">"Not where I'm going, I promise you," said Harry.</text:p>
            <text:p text:style-name="Table_20_Contents">He, Ron, and Hermione passed through the gateway together. "There he is, Mom, there he is, look!"</text:p>
            <text:p text:style-name="Table_20_Contents">It was Ginny Weasley, Ron's younger sister, but she wasn't pointing at Ron.</text:p>
            <text:p text:style-name="Table_20_Contents">"Harry Potter!" she squealed. "Look, Mom! I can see "Be quiet, Ginny, and it's rude to point."</text:p>
            <text:p text:style-name="Table_20_Contents">Mrs. Weasley smiled down at them.</text:p>
            <text:p text:style-name="Table_20_Contents">"Busy year?" she said.</text:p>
            <text:p text:style-name="Table_20_Contents">"Very," said Harry. "Thanks for the fudge and the sweater, Mrs. Weasley."</text:p>
            <text:p text:style-name="Table_20_Contents">"Oh, it was nothing, dear."</text:p>
            <text:p text:style-name="Table_20_Contents">"Ready, are you?"</text:p>
            <text:p text:style-name="Table_20_Contents">It was Uncle Vernon, still purple-faced, still mustached, still looking furious at the nerve of Harry, carrying an owl in a cage in a station full of ordinary people. Behind him stood Aunt Petunia and Dudley, looking terrified at the very sight of Harry.</text:p>
            <text:p text:style-name="Table_20_Contents">"You must be Harry's family!" said Mrs. Weasley.</text:p>
            <text:p text:style-name="Table_20_Contents">"In a manner of speaking," said Uncle Vernon. "Hurry up, boy, we haven't got all day." He walked away.</text:p>
            <text:p text:style-name="Table_20_Contents">Harry hung back for a last word with Ron and Hermione.</text:p>
            <text:p text:style-name="Table_20_Contents">"See you over the summer, then."</text:p>
            <text:p text:style-name="Table_20_Contents"><text:soft-page-break/>"Hope you have -- er -- a good holiday," said Hermione, looking uncertainly after Uncle Vernon, shocked that anyone could be so unpleasant.</text:p>
            <text:p text:style-name="Table_20_Contents">"Oh, I will," said Harry, and they were surprised at the grin that was spreading over his face. "They don't know we're not allowed to use magic at home. I'm going to have a lot of fun with Dudley this summer...."</text:p>
            <text:p text:style-name="Table_20_Contents">THE END</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09:51:39.765000000</meta:creation-date>
    <dc:title>Ancient Greek</dc:title>
    <meta:editing-duration>PT1H1M48S</meta:editing-duration>
    <meta:editing-cycles>6</meta:editing-cycles>
    <meta:generator>LibreOffice/7.6.0.3$Windows_X86_64 LibreOffice_project/69edd8b8ebc41d00b4de3915dc82f8f0fc3b6265</meta:generator>
    <dc:date>2023-10-02T11:22:18.892000000</dc:date>
    <meta:document-statistic meta:table-count="1" meta:image-count="0" meta:object-count="0" meta:page-count="17" meta:paragraph-count="439" meta:word-count="11121" meta:character-count="64887" meta:non-whitespace-character-count="54181"/>
    <meta:template xlink:type="simple" xlink:actuate="onRequest" xlink:title="Ancient Greek" xlink:href="../../../../../AppData/Roaming/LibreOffice/4/user/template/Ancient%20Greek.ott" meta:date="2023-09-30T09:51:39.076000000"/>
  </office:meta>
</office:document-meta>
</file>